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539cm"/>
    </style:style>
    <style:style style:name="co3" style:family="table-column">
      <style:table-column-properties fo:break-before="auto" style:column-width="4.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4" table:default-cell-style-name="Default"/>
        <table:table-row table:style-name="ro1">
          <table:table-cell office:value-type="string" calcext:value-type="string">
            <text:p>rank</text:p>
          </table:table-cell>
          <table:table-cell office:value-type="string" calcext:value-type="string">
            <text:p>song</text:p>
          </table:table-cell>
          <table:table-cell office:value-type="string" calcext:value-type="string">
            <text:p>artist</text:p>
          </table:table-cell>
          <table:table-cell office:value-type="string" calcext:value-type="string">
            <text:p>genre</text:p>
          </table:table-cell>
          <table:table-cell office:value-type="string" calcext:value-type="string">
            <text:p>language</text:p>
          </table:table-cell>
          <table:table-cell office:value-type="string" calcext:value-type="string">
            <text:p>year</text:p>
          </table:table-cell>
          <table:table-cell office:value-type="string" calcext:value-type="string">
            <text:p>text</text:p>
          </table:table-cell>
        </table:table-row>
        <table:table-row table:style-name="ro1">
          <table:table-cell office:value-type="float" office:value="1" calcext:value-type="float">
            <text:p>1</text:p>
          </table:table-cell>
          <table:table-cell office:value-type="string" calcext:value-type="string">
            <text:p>Allesfresser</text:p>
          </table:table-cell>
          <table:table-cell office:value-type="string" calcext:value-type="string">
            <text:p>Lindemann</text:p>
          </table:table-cell>
          <table:table-cell office:value-type="string" calcext:value-type="string">
            <text:p>Индастриал</text:p>
          </table:table-cell>
          <table:table-cell office:value-type="string" calcext:value-type="string">
            <text:p>Немецкий</text:p>
          </table:table-cell>
          <table:table-cell office:value-type="float" office:value="2019" calcext:value-type="float">
            <text:p>2019</text:p>
          </table:table-cell>
          <table:table-cell office:value-type="string" calcext:value-type="string">
            <text:p>Ich liebe dich, ich brauche dich Gib mir mehr, komm fütter mich Ich liebe dich, ich brauch dich sehr Komm fütter mich, gib mir mehr Ich muss immer, immer essen Ich bin von Nahrung sehr besessen Ich fresse alles in mich rein Doch es muss jung und knusprig sein Es sollte zart sein Möglichst ohne Knochen Und es muss frisch sein Dann braucht man es nicht kochen, nein Ich liebe dich, ich brauche dich Gib mir mehr, komm fütter mich Ich liebe dich, ich brauch dich sehr Komm fütter mich, gib mir mehr Zarte Erbsen, junge Bohnen Dürfen meinen Wanst bewohnen Kälbchen, Ferkel, feine Lämmer Und schon startet das Dilemma Kleine Kitze, fette Küken Und schon startet das Verzücken Ach, ich fresse wie ein Schwein Stopfe alles in mich rein Ich liebe dich, ich brauche dich Gib mir mehr, komm fütter mich Ich liebe dich, ich brauch dich sehr Und mit Musik geht alles besser Allesfresser, Allesfresser Allesfresser, Allesfresser Allesfresser, Allesfresser Allesfresser, Allesfresser Ich esse, esse, esse, esse Stopf mir alles in die Fresse Tiere, Fleisch, die Häute fein Doch es muss zart und knusprig sein Frische Tierchen, manchmal Kuchen Dürfen meinen Mund besuchen Alte Sachen, ess ich nicht Jeden Tag jüngstes Gericht Ich liebe dich, ich brauche dich Gib mir mehr, komm fütter mich Ich liebe dich, ich brauch dich sehr Und mit Musik geht alles besser Allesfresser, Allesfresser Allesfresser, Allesfresser Allesfresser, Allesfresser Allesfresser, Allesfresser Allesfresser, Allesfresser Ich liebe dich Allesfresser, Allesfresser Ich brauche dich sehr Allesfresser, Allesfresser Fütter mich Allesfresser, Allesfresser Gib mir mehr</text:p>
          </table:table-cell>
        </table:table-row>
        <table:table-row table:style-name="ro1">
          <table:table-cell office:value-type="float" office:value="2" calcext:value-type="float">
            <text:p>2</text:p>
          </table:table-cell>
          <table:table-cell office:value-type="string" calcext:value-type="string">
            <text:p>The Riff</text:p>
          </table:table-cell>
          <table:table-cell office:value-type="string" calcext:value-type="string">
            <text:p>Lordi</text:p>
          </table:table-cell>
          <table:table-cell office:value-type="string" calcext:value-type="string">
            <text:p>Хард-рок</text:p>
          </table:table-cell>
          <table:table-cell office:value-type="string" calcext:value-type="string">
            <text:p>Английский</text:p>
          </table:table-cell>
          <table:table-cell office:value-type="float" office:value="2013" calcext:value-type="float">
            <text:p>2013</text:p>
          </table:table-cell>
          <table:table-cell office:value-type="string" calcext:value-type="string">
            <text:p>I met Mr. Death this morning He offered me a ride I said I think I'm not quite ready yet To travel by your side „Practice what you preach" Then said the count of shadowlands „It doesn't hurt to take a peek" He grinned and grabbed my hand <text:s/>I sad in the leather seat of his Chevy van The motor screamed like a pack of rats In a frying pan <text:s/>The headlights where shooting sparks And the tyres spinning flames „Well, allrighty then" He said and opened up his case The grim reaper played guitar His bony fingers cold and stiff The sonic thunder froze my heart As he cranked out the riff Oh yeah, the riff <text:s/>Then his song was over And he asked me not to lie I felt a bit uneasy But i dare to criticize I told him, „Man, the riff is a killer But the rest is a throw-away" His face looked disappointed But he said „Ah, it's ok" <text:s/>I asked him, has he shown The devil what he's got „He's written hits But lately he has not"The grim reaper played guitar His bony fingers cold and stiff The sonic thunder froze my heart As he cranked out the riff Oh yeah, the riff <text:s/>Then his song was over And he asked me not to lie I felt a bit uneasy But i dare to criticize I told him, „Man, the riff is a killer But the rest is a throw-away" His face looked disappointed But he said „Ah, it's ok" <text:s/>I asked him, has he shown The devil what he's got „He's written hits But lately he has not" So the devil's out of touch And he cannot smell a hit „Cuz he has lost his mind With all that hip-hop shit <text:s/>The grim reaper played guitar His bony fingers cold and stiff The sonic thunder froze my heart As he cranked out the riff Oh yeah, the riff <text:s/>I woke up and the van was upside down My body bleeds We must have crashed right off the road And Death could varely speak He said, „Listen you'd gottas take my place I'm leaving office soon" I said, „I'm sorry dude, I'm kinda busy. But tell you what: I'll take the tune" And it goes like this... <text:s/>The grim reaper played guitar His bony fingers cold and stiff The sonic thunder froze my heart As he cranked out the riff The grim reaper played guitar His bony fingers cold and stiff The sonic thunder froze my heart As he cranked out the riff He cranked out the riff He cranked out the riff He cranked out the riff</text:p>
          </table:table-cell>
        </table:table-row>
        <table:table-row table:style-name="ro1">
          <table:table-cell office:value-type="float" office:value="3" calcext:value-type="float">
            <text:p>3</text:p>
          </table:table-cell>
          <table:table-cell office:value-type="string" calcext:value-type="string">
            <text:p>Whatever It Takes</text:p>
          </table:table-cell>
          <table:table-cell office:value-type="string" calcext:value-type="string">
            <text:p>Imagine Dragons</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2017" calcext:value-type="float">
            <text:p>2017</text:p>
          </table:table-cell>
          <table:table-cell office:value-type="string" calcext:value-type="string">
            <text:p>Falling too fast to prepare for this Tripping in the world could be dangerous Everybody circling, it's vulturous Negative, nepotist Everybody waiting for the fall of man Everybody praying for the end of times Everybody hoping they could be the one I was born to run, I was born for this Whip, whip Run me like a racehorse Pull me like a ripcord Break me down and build me up I wanna be the slip, slip Word upon your lip, lip Letter that you rip, rip Break me down and build me up Whatever it takes 'Cause I love the adrenaline in my veins I do whatever it takes 'Cause I love how it feels when I break the chains Whatever it takes You take me to the top I'm ready for Whatever it takes 'Cause I love the adrenaline in my veins I do what it takes Always had a fear of being typical Looking at my body feeling miserable Always hanging on to the visual I wanna be invisible Looking at my years like a martyrdom Everybody needs to be a part of 'em Never be enough, I'm the prodigal son I was born to run, I was born for this Whip, whip Run me like a racehorse Pull me like a ripcord Break me down and build me up I wanna be the slip, slip Word upon your lip, lip Letter that you rip, rip Break me down and build me up Whatever it takes 'Cause I love the adrenaline in my veins I do whatever it takes 'Cause I love how it feels when I break the chains Whatever it takes You take me to the top, I'm ready for Whatever it takes 'Cause I love the adrenaline in my veins I do what it takes Hypocritical, egotistical Don't wanna be the parenthetical, hypothetical Working onto something that I'm proud of, out of the box An epoxy to the world and the vision we've lost I'm an apostrophe I'm just a symbol to remind you that there's more to see I'm just a product of the system, a catastrophe And yet a masterpiece, and yet I'm half-diseased And when I am deceased At least I go down to the grave and die happily Leave the body and my soul to be a part of thee I do what it takes Whatever it takes 'Cause I love the adrenaline in my veins I do whatever it takes 'Cause I love how it feels when I break the chains Whatever it takes You take me to the top, I'm ready for Whatever it takes 'Cause I love the adrenaline in my veins I do what it takes</text:p>
          </table:table-cell>
        </table:table-row>
        <table:table-row table:style-name="ro1">
          <table:table-cell office:value-type="float" office:value="4" calcext:value-type="float">
            <text:p>4</text:p>
          </table:table-cell>
          <table:table-cell office:value-type="string" calcext:value-type="string">
            <text:p>Fish On</text:p>
          </table:table-cell>
          <table:table-cell office:value-type="string" calcext:value-type="string">
            <text:p>Lindemann</text:p>
          </table:table-cell>
          <table:table-cell office:value-type="string" calcext:value-type="string">
            <text:p>Индастриал</text:p>
          </table:table-cell>
          <table:table-cell office:value-type="string" calcext:value-type="string">
            <text:p>Английский</text:p>
          </table:table-cell>
          <table:table-cell office:value-type="float" office:value="2015" calcext:value-type="float">
            <text:p>2015</text:p>
          </table:table-cell>
          <table:table-cell office:value-type="string" calcext:value-type="string">
            <text:p>Catching ladies is my delight So I go fishing by shiny night Doesn’t matter black or blond I threw my worm into the pond Water, water in the sea Bring your creatures up to me I pull them up, release my spawn Fish on Water, water soaky cloud Help me get your creatures out Let them come release my spawn Fish on It smells like fish, I take a sniff The bait is fresh, my rod is stiff The hook is big, made from steel I put some grease upon my reel Some are bigger, some are small I don’t care, I catch them all Water, water in the sea Bring your creatures up to me I pull them up, release my spawn Fish on Water, water soaky cloud Help me get your creatures out Let them come release my spawn Fish on Fish on Fish on Fish on I got my rod, I have my spear I’ve already set my fishing gear Moby’s dick is out of sight They found my Nemo every night Some are bigger, some are small I don’t care, I catch them all Water, water in the sea Bring your creatures up to me I pull them up, release my spawn Fish on Water, water soaky cloud Help me get your creatures out Let them come release my spawn Fish on Water, water in the sea Let your mermaids all be free I get it out, release my spawn Fish on Fish on (release the spawn) Fish on (release the spawn) Fish on (release the spawn) Fish on</text:p>
          </table:table-cell>
        </table:table-row>
        <table:table-row table:style-name="ro1">
          <table:table-cell office:value-type="float" office:value="5" calcext:value-type="float">
            <text:p>5</text:p>
          </table:table-cell>
          <table:table-cell office:value-type="string" calcext:value-type="string">
            <text:p>AUSLANDER</text:p>
          </table:table-cell>
          <table:table-cell office:value-type="string" calcext:value-type="string">
            <text:p>Rammstein</text:p>
          </table:table-cell>
          <table:table-cell office:value-type="string" calcext:value-type="string">
            <text:p>Индастриал</text:p>
          </table:table-cell>
          <table:table-cell office:value-type="string" calcext:value-type="string">
            <text:p>Немецкий</text:p>
          </table:table-cell>
          <table:table-cell office:value-type="float" office:value="2019" calcext:value-type="float">
            <text:p>2019</text:p>
          </table:table-cell>
          <table:table-cell office:value-type="string" calcext:value-type="string">
            <text:p>Ich reise viel, ich reise gern Fern und nah und nah und fern Ich bin zuhause überall Meine Sprache: international Ich mache es gern jedem recht Ja, mein Sprachschatz ist nicht schlecht Ein scharfes Schwert im Wortgefecht Mit dem anderen Geschlecht Ich bin kein Mann für eine Nacht Ich bleibe höchstens ein, zwei Stunden Bevor die Sonne wieder lacht Bin ich doch schon längst verschwunden Und ziehe weiter meine Runden Ich bin Ausländer (Ausländer) Mi amor, mon chéri Ausländer (Ausländer) Ciao, ragazza, take a chance on me Ich bin Ausländer (Ausländer) Mon amour, я люблю тебя Ein Ausländer (Ausländer) Come on, baby, c'est, c'est, c'est la vie Andere Länder, andere Zungen So hab' ich mich schon früh gezwungen Dem Missverständnis zum Verdruss Dass man Sprachen lernen muss Und wenn die Sonne untergeht Und man vor Ausländerinnen steht Ist es von Vorteil, wenn man dann Sich verständlich machen kann Ich bin kein Mann für eine Nacht Ich bleibe höchstens ein, zwei Stunden Bevor die Sonne wieder lacht Bin ich doch schon längst verschwunden Und ziehe weiter meine Runden Hahahahahaha Ich bin Ausländer (Ausländer) Mi amor, mon chéri Ausländer (Ausländer) Ciao, ragazza, take a chance on me Ich bin Ausländer (Ausländer) Mon amour, я люблю тебя Ein Ausländer (Ausländer) Come on, baby, c'est, c'est, c'est la vie Du kommen mit, ich dir machen gut Du kommen mit, ich dir machen gut Du kommen mit, ich dir machen gut</text:p>
          </table:table-cell>
        </table:table-row>
        <table:table-row table:style-name="ro1">
          <table:table-cell office:value-type="float" office:value="6" calcext:value-type="float">
            <text:p>6</text:p>
          </table:table-cell>
          <table:table-cell office:value-type="string" calcext:value-type="string">
            <text:p>Demons</text:p>
          </table:table-cell>
          <table:table-cell office:value-type="string" calcext:value-type="string">
            <text:p>Imagine Dragons</text:p>
          </table:table-cell>
          <table:table-cell office:value-type="string" calcext:value-type="string">
            <text:p>Альтернатива</text:p>
          </table:table-cell>
          <table:table-cell office:value-type="string" calcext:value-type="string">
            <text:p>Английский</text:p>
          </table:table-cell>
          <table:table-cell office:value-type="float" office:value="2013" calcext:value-type="float">
            <text:p>2013</text:p>
          </table:table-cell>
          <table:table-cell office:value-type="string" calcext:value-type="string">
            <text:p>When the days are cold And the cards all fold And the saints we see Are all made of gold When your dreams all fail And the ones we hail Are the worst of all And the blood’s run stale I want to hide the truth I want to shelter you But with the beast inside There’s nowhere we can hide No matter what we breed We still are made of greed This is my kingdom come This is my kingdom come When you feel my heat Look into my eyes It’s where my demons hide It’s where my demons hide Don’t get too close It’s dark inside It’s where my demons hide It’s where my demons hide Curtain’s call Is the last of all When the lights fade out All the sinners crawl So they dug your grave And the masquerade Will come calling out At the mess you made Don’t want to let you down But I am hell bound Though this is all for you Don’t want to hide the truth No matter what we breed We still are made of greed This is my kingdom come This is my kingdom come When you feel my heat Look into my eyes It’s where my demons hide It’s where my demons hide Don’t get too close It’s dark inside It’s where my demons hide It’s where my demons hide They say it's what you make I say it's up to fate It's woven in my soul I need to let you go Your eyes, they shine so bright I want to save their light I can't escape this now Unless you show me how When you feel my heat Look into my eyes It’s where my demons hide It’s where my demons hide Don’t get too close It’s dark inside It’s where my demons hide It’s where my demons hide</text:p>
          </table:table-cell>
        </table:table-row>
        <table:table-row table:style-name="ro1">
          <table:table-cell office:value-type="float" office:value="7" calcext:value-type="float">
            <text:p>7</text:p>
          </table:table-cell>
          <table:table-cell office:value-type="string" calcext:value-type="string">
            <text:p>Platz Eins</text:p>
          </table:table-cell>
          <table:table-cell office:value-type="string" calcext:value-type="string">
            <text:p>Lindemann</text:p>
          </table:table-cell>
          <table:table-cell office:value-type="string" calcext:value-type="string">
            <text:p>Индастриал</text:p>
          </table:table-cell>
          <table:table-cell office:value-type="string" calcext:value-type="string">
            <text:p>Немецкий</text:p>
          </table:table-cell>
          <table:table-cell office:value-type="float" office:value="2019" calcext:value-type="float">
            <text:p>2019</text:p>
          </table:table-cell>
          <table:table-cell office:value-type="string" calcext:value-type="string">
            <text:p>Alle schauen mich neidisch an Denn ich führe die Liste an Endlich bin ich an der Spitze Erfolg kriecht mir aus jeder Ritze Durch die Menge geht ein Raunen Und die Männer werden staunen Alle Frauen - alles meins Alles dreht sich nur um mich Ich bin Platz eins, ja Alles oder nichts Platz eins Ich im Rampenlicht Die ganze Welt wird mich bald singen Ich werde es noch sehr weit bringen Jede Note sing' ich richtig Der Text dabei ist gar nicht wichtig Meine Lieder sind die Besten Und Autogramme für die Gäste Der liebe Gott hat auch schon eins Und alle Engel - alle meins Ich bin Platz eins, ja Alles oder nichts Platz eins Ich im Rampenlicht Vor, zurück Zurück und vor Jeder will mein Lied im Ohr Vor, zurück Zurück und vor Alles singen mit im Chor Platz eins Alles oder nichts Platz eins Ich im Rampenlicht Platz eins, ja Alles oder nichts Platz eins Ich im Rampenlicht Vor, zurück Zurück und vor Jeder will mein Lied im Ohr Vor, zurück Zurück und vor Alles singen mit im Chor</text:p>
          </table:table-cell>
        </table:table-row>
        <table:table-row table:style-name="ro1">
          <table:table-cell office:value-type="float" office:value="8" calcext:value-type="float">
            <text:p>8</text:p>
          </table:table-cell>
          <table:table-cell office:value-type="string" calcext:value-type="string">
            <text:p>Blood Red Sandman</text:p>
          </table:table-cell>
          <table:table-cell office:value-type="string" calcext:value-type="string">
            <text:p>Lordi</text:p>
          </table:table-cell>
          <table:table-cell office:value-type="string" calcext:value-type="string">
            <text:p>Хард-рок</text:p>
          </table:table-cell>
          <table:table-cell office:value-type="string" calcext:value-type="string">
            <text:p>Английский</text:p>
          </table:table-cell>
          <table:table-cell office:value-type="float" office:value="2004" calcext:value-type="float">
            <text:p>2004</text:p>
          </table:table-cell>
          <table:table-cell office:value-type="string" calcext:value-type="string">
            <text:p>They called me the Leather Apron They called me Smiling Jack And they prayed to the heavens above That I would never ever come back Can you hear how the children weep? Chills of fear like a saw blade cutting deep Once again there is pain I bring flames, I bring cold I’m the Blood Red Sandman coming home This unholy night I will make you my own Blood Red Sandman coming home again I’m coming home again! Red drops stain satin so white The way I sign my name The neighborhood’s pretty dead at night And I’m the one to blame Can you hear how the children weep? Chills of fear like a saw blade cutting deep Once again there is pain I bring flames, I bring cold I’m the Blood Red Sandman coming home This unholy night I will make you my own Blood Red Sandman coming home again I’m coming home again! Scream all you want You won’t wake up when you scream! No one leaves The Monsterican Dream Can you hear how the children weep? Chills of fear like a saw blade cutting deep Once again there is pain I bring flames, I bring cold I’m the Blood Red Sandman coming home This unholy night I will make you my own Blood Red Sandman coming home again I’m coming home again!</text:p>
          </table:table-cell>
        </table:table-row>
        <table:table-row table:style-name="ro1">
          <table:table-cell office:value-type="float" office:value="9" calcext:value-type="float">
            <text:p>9</text:p>
          </table:table-cell>
          <table:table-cell office:value-type="string" calcext:value-type="string">
            <text:p>Sonne</text:p>
          </table:table-cell>
          <table:table-cell office:value-type="string" calcext:value-type="string">
            <text:p>Rammstein</text:p>
          </table:table-cell>
          <table:table-cell office:value-type="string" calcext:value-type="string">
            <text:p>Индастриал</text:p>
          </table:table-cell>
          <table:table-cell office:value-type="string" calcext:value-type="string">
            <text:p>Немецкий</text:p>
          </table:table-cell>
          <table:table-cell office:value-type="float" office:value="2001" calcext:value-type="float">
            <text:p>2001</text:p>
          </table:table-cell>
          <table:table-cell office:value-type="string" calcext:value-type="string">
            <text:p>Eins, zwei, drei, vier, fünf, sechs, sieben, acht, neun, aus Alle warten auf das Licht Fürchtet euch, fürchtet euch nicht Die Sonne scheint mir aus den Augen Sie wird heut' Nacht nicht untergehen Und die Welt zählt laut bis zehn Eins Hier kommt die Sonne Zwei Hier kommt die Sonne Drei Sie ist der hellste Stern von allen Vier Hier kommt die Sonne Die Sonne scheint mir aus den Händen Kann verbrennen, kann euch blenden Wenn sie aus den Fäusten bricht Legt sich heiß auf das Gesicht Sie wird heut' Nacht nicht untergehen Und die Welt zählt laut bis zehn Eins Hier kommt die Sonne Zwei Hier kommt die Sonne Drei Sie ist der hellste Stern von allen Vier Hier kommt die Sonne Fünf Hier kommt die Sonne Sechs Hier kommt die Sonne Sieben Sie ist der hellste Stern von allen Acht, neun Hier kommt die Sonne Die Sonne scheint mir aus den Händen Kann verbrennen, kann dich blenden Wenn sie aus den Fäusten bricht Legt sich heiß auf dein Gesicht Legt sich schmerzend auf die Brust Das Gleichgewicht wird zum Verlust Lässt sich hart zu Boden gehen Und die Welt zählt laut bis zehn Eins Hier kommt die Sonne Zwei Hier kommt die Sonne Drei Sie ist der hellste Stern von allen Vier Und wird nie vom Himmel fallen Fünf Hier kommt die Sonne Sechs Hier kommt die Sonne Sieben Sie ist der hellste Stern von allen Acht, neun Hier kommt die Sonne</text:p>
          </table:table-cell>
        </table:table-row>
        <table:table-row table:style-name="ro1">
          <table:table-cell office:value-type="float" office:value="10" calcext:value-type="float">
            <text:p>10</text:p>
          </table:table-cell>
          <table:table-cell office:value-type="string" calcext:value-type="string">
            <text:p>Hard Rock Hallelujah</text:p>
          </table:table-cell>
          <table:table-cell office:value-type="string" calcext:value-type="string">
            <text:p>Lordi</text:p>
          </table:table-cell>
          <table:table-cell office:value-type="string" calcext:value-type="string">
            <text:p>Хард-рок</text:p>
          </table:table-cell>
          <table:table-cell office:value-type="string" calcext:value-type="string">
            <text:p>Английский</text:p>
          </table:table-cell>
          <table:table-cell office:value-type="float" office:value="2006" calcext:value-type="float">
            <text:p>2006</text:p>
          </table:table-cell>
          <table:table-cell office:value-type="string" calcext:value-type="string">
            <text:p>Hard Rock Hallelujah! Hard Rock Hallelujah! The saints are crippled On this sinners' night Lost are the lambs with no guiding light The walls come down like thunder The rocks about to roll It’s the Arockalypse Now bare your soul All we need is lightning With power and might Striking down the prophets of false As the moon is rising Give us the sign Now let us rise up in awe Rock 'n roll angels bring thyn hard rock hallelujah Demons and angels all in one have arrived Rock 'n roll angels bring thyn hard rock hallelujah In God’s creation supernatural high The true believers Thou shall be saved Brothers and sisters keep strong in the faith On the day of Rockoning It’s who dares, wins You will see the jokers soon’ll be the new kings All we need is lightning With power and might Striking down the prophets of false As the moon is rising Give us the sign Now let us rise up in awe Rock 'n roll angels bring thyn hard rock hallelujah Demons and angels all in one have arrived Rock 'n roll angels bring thyn hard rock hallelujah In God’s creation supernatural high Wings on my back I got horns on my head My fangs are sharp And my eyes are red Not quite an angel Or the one that fell Now choose to join us or go straight to Hell Hard Rock Hallelujah! Hard Rock Hallelujah! Hard Rock Hallelujah! Hard Rock Hallelujah! Rock 'n roll angels bring thyn hard rock hallelujah Demons and angels all in one have arrived Rock 'n roll angels bring thyn hard rock hallelujah In God’s creation supernatural high Hard Rock Hallelujah!</text:p>
          </table:table-cell>
        </table:table-row>
        <table:table-row table:style-name="ro1">
          <table:table-cell office:value-type="float" office:value="11" calcext:value-type="float">
            <text:p>11</text:p>
          </table:table-cell>
          <table:table-cell office:value-type="string" calcext:value-type="string">
            <text:p>Mein Herz Brennt</text:p>
          </table:table-cell>
          <table:table-cell office:value-type="string" calcext:value-type="string">
            <text:p>Rammstein</text:p>
          </table:table-cell>
          <table:table-cell office:value-type="string" calcext:value-type="string">
            <text:p>Индастриал</text:p>
          </table:table-cell>
          <table:table-cell office:value-type="string" calcext:value-type="string">
            <text:p>Немецкий</text:p>
          </table:table-cell>
          <table:table-cell office:value-type="float" office:value="2011" calcext:value-type="float">
            <text:p>2011</text:p>
          </table:table-cell>
          <table:table-cell office:value-type="string" calcext:value-type="string">
            <text:p>Nun, liebe Kinder, gebt fein Acht. Ich bin die Stimme aus dem Kissen. Ich hab' euch etwas mitgebracht. Hab' es aus meiner Brust gerissen. Mit diesem Herz hab' ich die Macht Die Augenlider zu erpressen. Ich singe bis der Tag erwacht. Ein heller Schein am Firmament. Mein Herz brennt. Sie kommen zu euch in der Nacht: Dämonen, Geister, schwarze Feen. Sie kriechen aus dem Kellerschacht Und werden unter euer Bettzeug sehen. Nun, liebe Kinder, gebt fein Acht. Ich bin die Stimme aus dem Kissen. Ich hab' euch etwas mitgebracht. Ein heller Schein am Firmament. Mein Herz brennt. Mein Herz brennt. Sie kommen zu euch in der Nacht Und stiehlen eure kleinen heißen Tränen. Sie warten bis der Mond erwacht Und drücken sie in meine kalten Venen. Nun, liebe Kinder, gebt fein Acht. Ich bin die Stimme aus dem Kissen. Ich singe bis der Tag erwacht. Ein heller Schein am Firmament. Mein Herz brennt. Mein Herz brennt. Mein Herz brennt. Mein Herz brennt. Mein Herz brennt. Mein Herz brennt. Mein Herz brennt. Mein Herz brennt.</text:p>
          </table:table-cell>
        </table:table-row>
        <table:table-row table:style-name="ro1">
          <table:table-cell office:value-type="float" office:value="12" calcext:value-type="float">
            <text:p>12</text:p>
          </table:table-cell>
          <table:table-cell office:value-type="string" calcext:value-type="string">
            <text:p>Warriors</text:p>
          </table:table-cell>
          <table:table-cell office:value-type="string" calcext:value-type="string">
            <text:p>Imagine Dragons</text:p>
          </table:table-cell>
          <table:table-cell office:value-type="string" calcext:value-type="string">
            <text:p>Альтернатива</text:p>
          </table:table-cell>
          <table:table-cell office:value-type="string" calcext:value-type="string">
            <text:p>Английский</text:p>
          </table:table-cell>
          <table:table-cell office:value-type="float" office:value="2015" calcext:value-type="float">
            <text:p>2015</text:p>
          </table:table-cell>
          <table:table-cell office:value-type="string" calcext:value-type="string">
            <text:p>As a child, you would wait And watch from far away But you always knew that you'll be the one That work while they all play In youth, you'd lay awake at night and scheme Of all the things that you would change But it was just a dream Here we are, don't turn away now We are the warriors that built this town Here we are, don't turn away now We are the warriors that built this town From dust The time will come, when you'll have to rise Above the best, improve yourself Your spirit never dies Farewell, I've gone, to take my throne Above, don't weep for me Cuz this will be the labor of my love Here we are, don't turn away now We are the warriors that built this town Here we are, don't turn away now We are the warriors that built this town From dust Here we are, don't turn away now We are the warriors that built this town Here we are, don't turn away now We are the warriors that built this town From dust</text:p>
          </table:table-cell>
        </table:table-row>
        <table:table-row table:style-name="ro1">
          <table:table-cell office:value-type="float" office:value="13" calcext:value-type="float">
            <text:p>13</text:p>
          </table:table-cell>
          <table:table-cell office:value-type="string" calcext:value-type="string">
            <text:p>Huumaa</text:p>
          </table:table-cell>
          <table:table-cell office:value-type="string" calcext:value-type="string">
            <text:p>Sampsa Astsla</text:p>
          </table:table-cell>
          <table:table-cell office:value-type="string" calcext:value-type="string">
            <text:p>Иностранный рок</text:p>
          </table:table-cell>
          <table:table-cell office:value-type="string" calcext:value-type="string">
            <text:p>Финский</text:p>
          </table:table-cell>
          <table:table-cell office:value-type="float" office:value="2020" calcext:value-type="float">
            <text:p>2020</text:p>
          </table:table-cell>
          <table:table-cell/>
        </table:table-row>
        <table:table-row table:style-name="ro1">
          <table:table-cell office:value-type="float" office:value="14" calcext:value-type="float">
            <text:p>14</text:p>
          </table:table-cell>
          <table:table-cell office:value-type="string" calcext:value-type="string">
            <text:p>Send Me An Angel</text:p>
          </table:table-cell>
          <table:table-cell office:value-type="string" calcext:value-type="string">
            <text:p>Scorpions</text:p>
          </table:table-cell>
          <table:table-cell office:value-type="string" calcext:value-type="string">
            <text:p>Хард-рок</text:p>
          </table:table-cell>
          <table:table-cell office:value-type="string" calcext:value-type="string">
            <text:p>Английский</text:p>
          </table:table-cell>
          <table:table-cell office:value-type="float" office:value="1990" calcext:value-type="float">
            <text:p>1990</text:p>
          </table:table-cell>
          <table:table-cell office:value-type="string" calcext:value-type="string">
            <text:p>The wise man said just walk this way To the dawn of the light The wind will blow into your face As the years pass you by Hear this voice from deep inside It's the call of your heart Close your eyes and you will find Passage out of the dark Here I am Will you send me an angel Here I am In the land of the morning star The wise man said just find your place In the eye of the storm Seek the roses along the way Just beware of the Thorns Here I am Will you send me an angel Here I am In the land of the morning star The wise man said just raise your hand And reach out for the spell Find the door to the promised land Just believe in yourself Hear this voice from deep inside It's the call of your heart Close your eyes and you will find The way out of the dark Here I am Will you send me an angel Here I am In the land of the morning star Here I am Will you send me an angel Here I am In the land of the morning star</text:p>
          </table:table-cell>
        </table:table-row>
        <table:table-row table:style-name="ro1">
          <table:table-cell office:value-type="float" office:value="15" calcext:value-type="float">
            <text:p>15</text:p>
          </table:table-cell>
          <table:table-cell office:value-type="string" calcext:value-type="string">
            <text:p>Numb</text:p>
          </table:table-cell>
          <table:table-cell office:value-type="string" calcext:value-type="string">
            <text:p>Linkin Park</text:p>
          </table:table-cell>
          <table:table-cell office:value-type="string" calcext:value-type="string">
            <text:p>Ню-метал</text:p>
          </table:table-cell>
          <table:table-cell office:value-type="string" calcext:value-type="string">
            <text:p>Английский</text:p>
          </table:table-cell>
          <table:table-cell office:value-type="float" office:value="2003" calcext:value-type="float">
            <text:p>2003</text:p>
          </table:table-cell>
          <table:table-cell office:value-type="string" calcext:value-type="string">
            <text:p>I'm tired of being what you want me to be Feeling so faithless lost under the surface Don't know what you're expecting of me Put under the pressure of walking in your shoes (Caught in the undertow just caught in the undertow) Every step that I take is another mistake to you (Caught in the undertow just caught in the undertow) I've become so numb I can't feel you there I've become so tired so much more aware I'm becoming this all I want to do Is be more like me and be less like you Can't you see that you're smothering me Holding too tightly afraid to lose control Cause everything that you thought I would be Has fallen apart right in front of you (Caught in the undertow just caught in the undertow) Every step that I take is another mistake to you (Caught in the undertow just caught in the undertow) And every second I waste Is more than I can take I've become so numb I can't feel you there I've become so tired so much more aware I'm becoming this all I want to do Is be more like me and be less like you And I know I may end up failing too But I know You were just like me with someone disappointed in you I've become so numb I can't feel you there I've become so tired so much more aware I'm becoming this all I want to do Is be more like me and be less like you I've become so numb I can't feel you there (I'm tired of being what you want me to be) I've become so numb I can't feel you there (I'm tired of being what you want me to be)</text:p>
          </table:table-cell>
        </table:table-row>
        <table:table-row table:style-name="ro1">
          <table:table-cell office:value-type="float" office:value="16" calcext:value-type="float">
            <text:p>16</text:p>
          </table:table-cell>
          <table:table-cell office:value-type="string" calcext:value-type="string">
            <text:p>Mulle Se Oikea</text:p>
          </table:table-cell>
          <table:table-cell office:value-type="string" calcext:value-type="string">
            <text:p>Sampsa Astsla</text:p>
          </table:table-cell>
          <table:table-cell office:value-type="string" calcext:value-type="string">
            <text:p>Иностранный рок</text:p>
          </table:table-cell>
          <table:table-cell office:value-type="string" calcext:value-type="string">
            <text:p>Финский</text:p>
          </table:table-cell>
          <table:table-cell office:value-type="float" office:value="2018" calcext:value-type="float">
            <text:p>2018</text:p>
          </table:table-cell>
          <table:table-cell/>
        </table:table-row>
        <table:table-row table:style-name="ro1">
          <table:table-cell office:value-type="float" office:value="17" calcext:value-type="float">
            <text:p>17</text:p>
          </table:table-cell>
          <table:table-cell office:value-type="string" calcext:value-type="string">
            <text:p>Humanity</text:p>
          </table:table-cell>
          <table:table-cell office:value-type="string" calcext:value-type="string">
            <text:p>Scorpions</text:p>
          </table:table-cell>
          <table:table-cell office:value-type="string" calcext:value-type="string">
            <text:p>Хард-рок</text:p>
          </table:table-cell>
          <table:table-cell office:value-type="string" calcext:value-type="string">
            <text:p>Английский</text:p>
          </table:table-cell>
          <table:table-cell office:value-type="float" office:value="2007" calcext:value-type="float">
            <text:p>2007</text:p>
          </table:table-cell>
          <table:table-cell office:value-type="string" calcext:value-type="string">
            <text:p>Humanity Auf wiedersehen It's time to say goodbye The party's over As the laughter dies An angel cries Humanity It's au revoir to your insanity You sold your soul to feed your vanity Your fantasies and lies You're a drop in the rain Just a number not a name And you don't see it You don't believe it At the end of the day You're a needle in the hay You signed and sealed it And now you gotta deal with it Humanity Humanity Goodbye Goodbye Be on your way Adios amigo there's a price to pay For all the egotistic games you played The world you made Is gone You're a drop in the rain Just a number not a name And you don't see it You don't believe it At the end of the day You're a needle in the hay You signed and sealed it And now you gotta deal with it Humanity Humanity Goodbye Goodbye Run and hide there's fire in the sky Stay inside The water's gonna rise and pull you under In your eyes I'm staring at the end of time Nothing can change us No one can save us from ourselves You're a drop in the rain Just a number not a name And you don't see it You don't believe it At the end of the day You're a needle in the hay You signed and sealed it Now you gotta deal with it Humanity Humanity Humanity Goodbye Goodbye Goodbye Goodbye</text:p>
          </table:table-cell>
        </table:table-row>
        <table:table-row table:style-name="ro1">
          <table:table-cell office:value-type="float" office:value="18" calcext:value-type="float">
            <text:p>18</text:p>
          </table:table-cell>
          <table:table-cell table:number-columns-repeated="2" office:value-type="string" calcext:value-type="string">
            <text:p>Dschinghis Khan</text:p>
          </table:table-cell>
          <table:table-cell office:value-type="string" calcext:value-type="string">
            <text:p>Эстрада</text:p>
          </table:table-cell>
          <table:table-cell office:value-type="string" calcext:value-type="string">
            <text:p>Немецкий</text:p>
          </table:table-cell>
          <table:table-cell office:value-type="float" office:value="1979" calcext:value-type="float">
            <text:p>1979</text:p>
          </table:table-cell>
          <table:table-cell office:value-type="string" calcext:value-type="string">
            <text:p>Huu, haa, huu, haa, huu, haa, huu, haa Huu, haa, huu, haa, huu, haa, huu, haa Huu haa huu haa, huu haa huu haa Sie ritten um die Wette mit dem Steppenwind Tausend Mann (Haa, Huu, Haa) Und einer ritt voran, dem folgten alle blind Dschinghis Khan (Haa, Huu, Haa) Die Hufe ihrer Pferde durchpeitschten den Sand Sie trugen Angst und Schrecken in jedes Land Und weder Blitz noch Donner hielt sie auf (Huu, Haa) Dsching, Dsching, Dschinghis Khan He Reiter — Ho Leute — He Reiter — Immer weiter! Dsching, Dsching, Dschinghis Khan Auf Brüder! — Sauft Brüder! — Rauft Brüder! — Immer wieder! Lasst noch Wodka holen (Ho, Ho, Ho, Ho) Denn wir sind Mongolen (Ha, Ha, Ha, Ha) Und der Teufel kriegt uns früh genug Dsching, Dsching, Dschinghis Khan He Reiter — Ho Leute — He Reiter — Immer weiter! Dsching, Dsching, Dschinghis Khan He Männer — Ho Männer — Tanzt Männer — So wie immer! Und man hört ihn lachen (Ho, Ho, Ho, Ho) Immer lauter lachen (Ha, Ha, Ha, Ha) Und er leert den Krug in einem Zug Und jedes Weib, das ihm gefiel, das nahm er sich in sein Zelt (Haa, Huu, Haa) Es hieß, die Frau, die ihn nicht liebte, gab es nicht auf der Welt (Haa, Huu, Haa) Er zeugte sieben Kinder in einer Nacht Und über seine Feinde hat er nur gelacht Denn seiner Kraft konnt keiner widerstehen (Huu, Haa) Dsching, Dsching, Dschinghis Khan He Reiter — Ho Leute — He Reiter — Immer weiter! Dsching, Dsching, Dschinghis Khan Auf Brüder! — Sauft Brüder! — Rauft Brüder! — Immer wieder! Lasst noch Wodka holen (Ho, Ho, Ho, Ho) Denn wir sind Mongolen (Ha, Ha, Ha, Ha) Und der Teufel kriegt uns früh genug Dsching, Dsching, Dschinghis Khan He Reiter — Ho Leute — He Reiter — Immer weiter! Dsching, Dsching, Dschinghis Khan He Männer — Ho Männer — Tanzt Männer — So wie immer! Und man hört ihn lachen (Ho, Ho, Ho, Ho) Immer lauter lachen (Ha, Ha, Ha, Ha) Und er leert den Krug in einem Zug (Huu, Haa, Hu, Ha, Hu)</text:p>
          </table:table-cell>
        </table:table-row>
        <table:table-row table:style-name="ro1">
          <table:table-cell office:value-type="float" office:value="19" calcext:value-type="float">
            <text:p>19</text:p>
          </table:table-cell>
          <table:table-cell office:value-type="string" calcext:value-type="string">
            <text:p>Teit meista kauniin</text:p>
          </table:table-cell>
          <table:table-cell office:value-type="string" calcext:value-type="string">
            <text:p>Sampsa Astsla</text:p>
          </table:table-cell>
          <table:table-cell office:value-type="string" calcext:value-type="string">
            <text:p>Иностранный рок</text:p>
          </table:table-cell>
          <table:table-cell office:value-type="string" calcext:value-type="string">
            <text:p>Финский</text:p>
          </table:table-cell>
          <table:table-cell office:value-type="float" office:value="2020" calcext:value-type="float">
            <text:p>2020</text:p>
          </table:table-cell>
          <table:table-cell/>
        </table:table-row>
        <table:table-row table:style-name="ro1">
          <table:table-cell office:value-type="float" office:value="20" calcext:value-type="float">
            <text:p>20</text:p>
          </table:table-cell>
          <table:table-cell office:value-type="string" calcext:value-type="string">
            <text:p>Follow Your Heart</text:p>
          </table:table-cell>
          <table:table-cell office:value-type="string" calcext:value-type="string">
            <text:p>Scorpions</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2017" calcext:value-type="float">
            <text:p>2017</text:p>
          </table:table-cell>
          <table:table-cell office:value-type="string" calcext:value-type="string">
            <text:p>Have you ever climbed a mountain Have you ever crossed a sea Take a look around the corner And listen to your heartbeat Have you ever touched a rainbow Take a ride on a ferris wheel It takes one step to start a journey It's up to you to make it real This is a time for yourself to be free You gotta follow your heart This is a time in your life And it's never too late To see a light in the dark You gotta follow your heart Walking far in the horizons But we never walk alone You'll be at home where your heart is A million miles away from home This is a time for yourself to be free You gotta follow your heart This is a time in your life And it's never too late To see a light in the dark You gotta follow your heart Show me the way Who knows the way This is the only road to go Life brings me down Life takes me up And only, only heaven knows This is a time for yourself to be free You gotta follow your heart This is a time in your life And it's never too late To see a light in the dark You gotta follow your heart You gotta follow your heart</text:p>
          </table:table-cell>
        </table:table-row>
        <table:table-row table:style-name="ro1">
          <table:table-cell office:value-type="float" office:value="21" calcext:value-type="float">
            <text:p>21</text:p>
          </table:table-cell>
          <table:table-cell office:value-type="string" calcext:value-type="string">
            <text:p>Вояж</text:p>
          </table:table-cell>
          <table:table-cell office:value-type="string" calcext:value-type="string">
            <text:p>Ленинград</text:p>
          </table:table-cell>
          <table:table-cell office:value-type="string" calcext:value-type="string">
            <text:p>Русский рок</text:p>
          </table:table-cell>
          <table:table-cell office:value-type="string" calcext:value-type="string">
            <text:p>Русский</text:p>
          </table:table-cell>
          <table:table-cell office:value-type="float" office:value="2017" calcext:value-type="float">
            <text:p>2017</text:p>
          </table:table-cell>
          <table:table-cell office:value-type="string" calcext:value-type="string">
            <text:p>Вояж Вояж Вояж Вояж Все твои подруги — суки, часто ездят за границу Чтобы фоточки в Фейсбуке залепить, как говорится В Инстаграме свои рожи похудевшие хуячат Мы с тобой поедем тоже, по путевке, по горящей На фоне Эйфелевой башни С Айфона селфи заебашим А нахуя ж еще нам наш вояж? На фоне Эйфелевой башни С Айфона селфи заебашим А нахуя ж еще нам наш вояж? Заебашим мы не хуже, чем твои эти паскуды Устриц будем жрать на ужин, в ресторане, из посуды Полетим на самолете, купим в "дьютике" напитки Мол, не только вы, блять, пьете джины с тоником по скидке На фоне Эйфелевой башни С Айфона селфи заебашим А нахуя ж еще нам наш вояж? На фоне Эйфелевой башни С Айфона селфи заебашим А нахуя ж еще нам наш вояж? Бля, Серег, ну, ты, реально, охуительный мужик! То баб водишь на Ван Гога, то возишь в Геленджик А теперь еще с Парижем: чую, вскоре хлебну горя Ведь могу свозить свою я, разве что ли, в Евпаторию Она листает ленту ту же — петля на шее туже На моей на Эйфелевой, ведь теперь ей нужен ужин Устрицы, вино — серьезно? Седалище не треснет? Я прошу тебя, Сережа: проще рожа, реже песня На фоне Эйфелевой башни С Айфона селфи заебашим А нахуя ж еще нам наш вояж? Вояж! Я возьму кредит под это Дело надо, блять, обстряпать Отдыхаем, хули, лето! Ты возьми у Светы шляпы Мама последит за кошкой, едем мы к врагам проклятым Эх, присядем на дорожку! На Париж! Как в 45-ом! На фоне Эйфелевой башни С Айфона селфи заебашим А нахуя ж еще нам наш вояж? На фоне Эйфелевой башни С Айфона селфи заебашим А нахуя ж еще нам наш вояж? Вояж!</text:p>
          </table:table-cell>
        </table:table-row>
        <table:table-row table:style-name="ro1">
          <table:table-cell office:value-type="float" office:value="22" calcext:value-type="float">
            <text:p>22</text:p>
          </table:table-cell>
          <table:table-cell office:value-type="string" calcext:value-type="string">
            <text:p>The Final Countdown</text:p>
          </table:table-cell>
          <table:table-cell office:value-type="string" calcext:value-type="string">
            <text:p>Europe</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1986" calcext:value-type="float">
            <text:p>1986</text:p>
          </table:table-cell>
          <table:table-cell office:value-type="string" calcext:value-type="string">
            <text:p>Ten, nine, eight, seven, six, five, four, three, two, one. We're leaving together, But still it's farewell. And maybe we'll come back To earth, who can tell? I guess there is no one to blame. We're leaving ground (leaving ground). Will things ever be the same again? It's the final countdown. The final countdown. We're heading for Venus (Venus). And still we stand tall. 'Cause maybe they've seen us. And welcome us all, yeah. With so many light years to go And things to be found (to be found) I'm sure that we'll all miss her so. It's the final countdown. The final countdown. The final countdown. The final countdown. It's the final countdown. The final countdown. The final countdown. It's the final countdown. We're leaving together. The final countdown. We'll all miss her so. It's the final countdown. It's the final countdown.</text:p>
          </table:table-cell>
        </table:table-row>
        <table:table-row table:style-name="ro1">
          <table:table-cell office:value-type="float" office:value="23" calcext:value-type="float">
            <text:p>23</text:p>
          </table:table-cell>
          <table:table-cell office:value-type="string" calcext:value-type="string">
            <text:p>Мне бы в небо</text:p>
          </table:table-cell>
          <table:table-cell office:value-type="string" calcext:value-type="string">
            <text:p>Ленинград</text:p>
          </table:table-cell>
          <table:table-cell office:value-type="string" calcext:value-type="string">
            <text:p>Русский рок</text:p>
          </table:table-cell>
          <table:table-cell office:value-type="string" calcext:value-type="string">
            <text:p>Русский</text:p>
          </table:table-cell>
          <table:table-cell office:value-type="float" office:value="2002" calcext:value-type="float">
            <text:p>2002</text:p>
          </table:table-cell>
          <table:table-cell office:value-type="string" calcext:value-type="string">
            <text:p>Руки, ноги dance, голова бум-бум-бам Мои мозги похожи на кусок Bubble Gum Можно жить так, но лучше ускориться Я лично бухаю, а кто-то колется Мне бы, мне бы, мне бы, в небо, Здесь я был, а там я не был Мне бы, мне бы, мне бы, в небо, Здесь я был, а там я не был Новые районы, дома, как коробки Хочешь жить — набивай кулаки Кто-то жрёт таблетки, а кто-то колется, Я лично бухаю, но могу ускориться Мне бы, мне бы, мне бы, в небо, Здесь я был, а там я не был Мне бы, мне бы, мне бы, в небо, Здесь я был, а там я не был Всё это похоже на какую-то разводку, Наркотики нельзя, но можно водку Газеты и и журналы печатают муру, Дельфин будет жить, а я умру Мне бы, мне бы, мне бы, в небо, Здесь я был, а там я не был Мне бы, мне бы, мне бы, в небо, Здесь я был, а там я не был Путёвка в небо, выдается очень быстро, Вышел на улицу, случайный выстрел Можно ждать его, но лучше ускориться, Я лично бухаю, а кто-то колется Мне бы, мне бы, мне бы, в небо, Здесь я был, а там я не был Мне бы, мне бы, мне бы, в небо, Здесь я был, а там я не был Мне бы, мне бы, мне бы, в небо, Здесь я был, а там я не был Мне бы, мне бы, мне бы, в небо, Здесь я был, а там я не был</text:p>
          </table:table-cell>
        </table:table-row>
        <table:table-row table:style-name="ro1">
          <table:table-cell office:value-type="float" office:value="24" calcext:value-type="float">
            <text:p>24</text:p>
          </table:table-cell>
          <table:table-cell office:value-type="string" calcext:value-type="string">
            <text:p>Moskau</text:p>
          </table:table-cell>
          <table:table-cell office:value-type="string" calcext:value-type="string">
            <text:p>Dschinghis Khan</text:p>
          </table:table-cell>
          <table:table-cell office:value-type="string" calcext:value-type="string">
            <text:p>Эстрада</text:p>
          </table:table-cell>
          <table:table-cell office:value-type="string" calcext:value-type="string">
            <text:p>Немецкий</text:p>
          </table:table-cell>
          <table:table-cell office:value-type="float" office:value="1986" calcext:value-type="float">
            <text:p>1986</text:p>
          </table:table-cell>
          <table:table-cell office:value-type="string" calcext:value-type="string">
            <text:p>Moskau - fremd und geheimnisvoll Türme aus rotem Gold kalt wie das Eis Moskau - doch wer dich wirklich kennt der weiß ein Feuer brennt in dir so heiß Kosaken - hey - hey - hey - hebt die Gläser Natascha - ha - ha - ha - du bist schön Towarisch - he - he - he - auf das Leben Auf dein Wohl Bruder he - Bruder ho Moskau, Moskau wirf die Gläser an die Wand Russland ist ein schönes Land oho-ho-ho-ho Moskau, Moskau deine Seele ist so groß nachts da ist der Teufel los aha-ha-ha-ha Moskau, Moskau Liebe schmeckt wie Kaviar Mädchen sind zum Küssen da oho-ho-ho-ho Moskau, Moskau komm wir tanzen auf dem Tisch Bis der Tisch zusammenbricht aha-ha-ha-ha Moskau - Tor zur Vergangenheit Spiegel der Zarenzeit rot wie das Blut Moskau - wer deine Seele kennt der weiß die Liebe brennt heiß wie die Glut Kosaken - hey - hey - hey - hebt die Gläser Natascha - ha - ha - ha - du bist schön Towarisch - he - he - he - auf die Liebe Auf dein Wohl Mädchen he - Mädchen ho Moskau, Moskau wirf die Gläser an die Wand Russland ist ein schönes Land oho-ho-ho-ho Moskau, Moskau deine Seele ist so groß nachts da ist der Teufel los aha-ha-ha-ha Moskau la-la-la-la-la-la-la, la-la-la-la-la-la-la, oho-ho-ho-ho Moskau la-la-la-la-la-la-la, la-la-la-la-la-la-la, aha-ha-ha-ha An den kalten Tagen wenn die Luft klirrt vor Kälte und die Straßen und Plätze leer sind wenn der Kreml vom Rauhreif bedeckt ist und das Morgenrot friert da scheint Moskau zu schlafen doch in der Nacht da klirren die Gläser da fließt der Krimsekt in Strömen da wird getanzt, gelacht und geliebt Moskau lebt! Moskau! Moskau! Moskau, Moskau Wodka trinkt man pur und kalt das macht hundert Jahre alt oho-ho-ho-ho Moskau, Moskau Väterchen dein Glas ist leer doch im Keller ist noch mehr aha-ha-ha-ha Moskau, Moskau Moskau - alt und auch jung zugleich in aller Ewigkeit stehst du noch da Moskau - dein Herz schlägt stark und warm es schlägt für Reich und Arm in dieser Stadt Kosaken - he - he - he - hebt die Gläser Natascha - ha - ha - ha - du bist schön Towarisch - he - he - he - auf die Liebe Auf dein Wohl Bruder he - Bruder ho Moskau, Moskau wirf die Gläser an die Wand Russland ist ein schönes Land oho-ho-ho-ho Moskau, Moskau deine Seele ist so groß nachts da ist der Teufel los aha-ha-ha-ha Moskau, Moskau Liebe schmeckt wie Kaviar Mädchen sind zum Küssen da oho-ho-ho-ho Moskau, Moskau komm wir tanzen auf dem Tisch Bis der Tisch zusammenbricht aha-ha-ha-ha! </text:p>
          </table:table-cell>
        </table:table-row>
        <table:table-row table:style-name="ro1">
          <table:table-cell office:value-type="float" office:value="25" calcext:value-type="float">
            <text:p>25</text:p>
          </table:table-cell>
          <table:table-cell office:value-type="string" calcext:value-type="string">
            <text:p>Жу-жу</text:p>
          </table:table-cell>
          <table:table-cell office:value-type="string" calcext:value-type="string">
            <text:p>Ленинград</text:p>
          </table:table-cell>
          <table:table-cell office:value-type="string" calcext:value-type="string">
            <text:p>Русская поп-музыка</text:p>
          </table:table-cell>
          <table:table-cell office:value-type="string" calcext:value-type="string">
            <text:p>Русский</text:p>
          </table:table-cell>
          <table:table-cell office:value-type="float" office:value="2018" calcext:value-type="float">
            <text:p>2018</text:p>
          </table:table-cell>
          <table:table-cell office:value-type="string" calcext:value-type="string">
            <text:p>Оля недовольна Мерседесом Коля недоволен лишним весом Он и своей Маздой недоволен Мерседес его б устроил Олин А я вам так скажу, а я вам та-а-а-к скажу Я же вот езжу на Пежо и не пизжу Жу-жу-жу-жу! Жу-жу-жу-жу! Езжу на Пежо и не пизжу Жу-жу-жу-жу! Жу-жу-жу-жу! Жу-жу-жу-жу! Толя часто недоволен Олей И зарплатой тоже недоволен Крутятся, как белки в колесе В нашем офисе и недовольны все А я вам так скажу, а я вам та-а-а-к скажу Я же вот езжу на Пежо и не пизжу Жу-жу-жу-жу-жу! Жу-жу-жу-жу-жу! Езжу на Пежо и не пизжу Жу-жу-жу-жу-жу! Жу-жу-жу-жу-жу! Жу-жу-жу-жу-жу! А я в пробке на тонировке Опускаю стекла нажатием кнопки И что я вижу? А слева пыжик Рулю ближе к нему я для стыковки В ее глазах читаю я вопрос: "Хуя се!" Видать, я первый в ее жизни на S-классе Я массе подарю развитие событий Но промолчу, что на S-классе я водитель А я вам так скажу, а я вам та-а-а-к скажу Я же вот езжу на Пежо и не пизжу Жу-жу-жу-жу-жу! Жу-жу-жу-жу-жу! Езжу на Пежо и не пизжу Жу-жу-жу-жу-жу! Жу-жу-жу-жу-жу! Жу-жу-жу-жу-жу! Муж у Оли тоже недоволен Он начальник Толин, Олин, Колин Оля хочет вместо Мерса Б-ху От того, что просто делать нехуй! А я вам так скажу, а я вам та-а-а-к скажу Я же вот езжу на Пежо и не пизжу Жу-жу-жу-жу-жу! Жу-жу-жу-жу-жу! Езжу на Пежо и не пизжу Жу-жу-жу-жу-жу! Жу-жу-жу-жу-жу! Жу-жу-жу-жу-жу! Жу-жу-жу-жу-жу! Жу-жу-жу-жу-жу! Езжу на Пежо и не пизжу Жу-жу-жу-жу-жу! Жу-жу-жу-жу-жу! Жу-жу-жу-жу-жу!</text:p>
          </table:table-cell>
        </table:table-row>
        <table:table-row table:style-name="ro1">
          <table:table-cell office:value-type="float" office:value="26" calcext:value-type="float">
            <text:p>26</text:p>
          </table:table-cell>
          <table:table-cell office:value-type="string" calcext:value-type="string">
            <text:p>Ты настоящий лишь внутри</text:p>
          </table:table-cell>
          <table:table-cell office:value-type="string" calcext:value-type="string">
            <text:p>Distemper</text:p>
          </table:table-cell>
          <table:table-cell office:value-type="string" calcext:value-type="string">
            <text:p>Ска</text:p>
          </table:table-cell>
          <table:table-cell office:value-type="string" calcext:value-type="string">
            <text:p>Русский</text:p>
          </table:table-cell>
          <table:table-cell office:value-type="float" office:value="2005" calcext:value-type="float">
            <text:p>2005</text:p>
          </table:table-cell>
          <table:table-cell office:value-type="string" calcext:value-type="string">
            <text:p>Мир, в котором ты живёшь, не на что известное мне раньше не похож Суетишься, всего стыдишься, правила и догмы нарушать боишься Ты не осознал пока из тебя хотят всего лишь сделать дурака Не сдавайся и просыпайся, что-нибудь своё продвинуть в мир пытайся Припев: Посмотри ты настоящий лишь внутри, внутри, внутри Эй, посмотри ты настоящий лишь внутри, внутри, внутри Люди режут тело, изменяют бюст, чтобы соответствовать стандартам Чтобы мир был не на столько глуп и пуст я готов поставить всё на карту Знай, рекламы едкий дым забивает мозг лишь тем, что выгодно другим Вот и, как на параде продают себя лишь только денег ради Знай, мир создан из витрин, брэнды облепляют нас, как жидкий пластилин Заморочки и эти строчки все, что сверху это только оболочка Припев: Посмотри ты настоящий лишь внутри, внутри, внутри Эй, посмотри ты настоящий лишь внутри, внутри, внутри Люди режут тело, изменяю бюст, чтобы соответствовать стандартам Чтобы мир был не на столько глуп и пуст я готов поставить всё на карту Эй, посмотри ты настоящий лишь внутри, внутри, внутри Эй, посмотри ты настоящий лишь внутри, внутри, внутри</text:p>
          </table:table-cell>
        </table:table-row>
        <table:table-row table:style-name="ro1">
          <table:table-cell office:value-type="float" office:value="27" calcext:value-type="float">
            <text:p>27</text:p>
          </table:table-cell>
          <table:table-cell office:value-type="string" calcext:value-type="string">
            <text:p>Die Strassen von Paris</text:p>
          </table:table-cell>
          <table:table-cell office:value-type="string" calcext:value-type="string">
            <text:p>Dschinghis Khan</text:p>
          </table:table-cell>
          <table:table-cell office:value-type="string" calcext:value-type="string">
            <text:p>Танцевальная музыка</text:p>
          </table:table-cell>
          <table:table-cell office:value-type="string" calcext:value-type="string">
            <text:p>Немецкий</text:p>
          </table:table-cell>
          <table:table-cell office:value-type="float" office:value="2019" calcext:value-type="float">
            <text:p>2019</text:p>
          </table:table-cell>
          <table:table-cell office:value-type="string" calcext:value-type="string">
            <text:p>Hu, Ha, Hu, Ha, Hu Hu, Ha, Hu, Ha, Hu Die Straßen von Paris, ein Paradies Wir feiern heut' im Schatten von l'amour, ohohoh, ohohoh Die Straßen von Paris vergisst du nie, ein Lichtermeer Der Zauber dieser Stadt, ohohoh, ohohoh Wir feiern durch die ganze Nacht Wie der Wind zieh'n wir durch die Gassen Richtung Seine und Champs-Élysées Roter Wein und Lust zu tanzen Heute gibt's kein Glas zu viel So weit weg, weg, weg wie noch nie Und ein Hoch, Hoch, Hoch auf Paris Denn wir wollen heute feiern und wir Ziehen immer weiter durch die Straßen von Paris C'est la vie, mon ami, das ist die Magie (Hu, Ha, Hu) Die Straßen von Paris, ein Paradies Wir feiern heut' im Schatten von l'amour, ohohoh, ohohoh Die Straßen von Paris vergisst du nie, ein Lichtermeer Der Zauber dieser Stadt, ohohoh, ohohoh Wir feiern durch die ganze Nacht Immer weiter im Rausch der Liebe Ein Chanson, das nie vergeht Ein Gefühl, kaum zu begreifen, wenn man es nicht selbst erlebt So weit weg, weg, weg wie noch nie Und ein Hoch, Hoch, Hoch auf Paris Denn wir wollen heute feiern und wir Ziehen immer weiter durch die Straßen von Paris C'est la vie, mon ami, das ist die Magie (Hu, Ha, Hu) Die Straßen von Paris, ein Paradies Wir feiern heut' im Schatten von l'amour, ohohoh, ohohoh Die Straßen von Paris vergisst du nie, ein Lichtermeer Der Zauber dieser Stadt, ohohoh, ohohoh Wir feiern durch die ganze Nacht Wir feiern durch die ganze Nacht Wir feiern durch die ganze Nacht Nanana, Nanana, Nananana Nananana, nanana, nanana, ohohoh, ohohoh Nanana, Nanana, Nananana Nananana, nanana, nanana, ohohoh, ohohoh Wir feiern durch die ganze Nacht</text:p>
          </table:table-cell>
        </table:table-row>
        <table:table-row table:style-name="ro1">
          <table:table-cell office:value-type="float" office:value="28" calcext:value-type="float">
            <text:p>28</text:p>
          </table:table-cell>
          <table:table-cell office:value-type="string" calcext:value-type="string">
            <text:p>Смести приоритеты</text:p>
          </table:table-cell>
          <table:table-cell office:value-type="string" calcext:value-type="string">
            <text:p>Distemper</text:p>
          </table:table-cell>
          <table:table-cell office:value-type="string" calcext:value-type="string">
            <text:p>Ска</text:p>
          </table:table-cell>
          <table:table-cell office:value-type="string" calcext:value-type="string">
            <text:p>Русский</text:p>
          </table:table-cell>
          <table:table-cell office:value-type="float" office:value="2009" calcext:value-type="float">
            <text:p>2009</text:p>
          </table:table-cell>
          <table:table-cell office:value-type="string" calcext:value-type="string">
            <text:p>Если у тебя опускаются руки, Если у тебя в жизни что-то не так. Бросили друзья, умираешь от скуки, Мусор в голове, а в квартире бардак! Если у тебя после лёгких денёчков Резко началась полоса неудач Злоба и вражда собрались из кусочков. Бьют по животу, а в округе жесткач! Попридержи психоз! И напряги все силы! Заставь работать мозг! Достань хоть из могилы!!! Смести приоритеты на сторону добра И жизнь наполнит светом счастливая пора Смести приоритеты на сторону любви! Всех жителей планеты на подвиг вдохнови! Если целый день ничего не втыкает, Окружает лень, караулит беда! Если по ошибке своими руками Разорвал любовь, что была навсегда! Если от надежд ничего не осталось, Прямо из под ног уплывает земля Перешёл рубеж, но тебе не досталось Место у руля на борту корабля! Ты подожди пока! И погуляй без дела!!! Для мощного рывка! Готовь мозги и тело!!! Смести приоритеты на сторону добра И жизнь наполнит светом счастливая пора Смести приоритеты на сторону любви! Всех жителей планеты на подвиг вдохнови! Рано или поздно!!!! Всех согреют звёзды!!! Радостных и грозных!!! Беды нас забудут навсегда!!!</text:p>
          </table:table-cell>
        </table:table-row>
        <table:table-row table:style-name="ro1">
          <table:table-cell office:value-type="float" office:value="29" calcext:value-type="float">
            <text:p>29</text:p>
          </table:table-cell>
          <table:table-cell office:value-type="string" calcext:value-type="string">
            <text:p>Chandelier</text:p>
          </table:table-cell>
          <table:table-cell office:value-type="string" calcext:value-type="string">
            <text:p>Sia</text:p>
          </table:table-cell>
          <table:table-cell office:value-type="string" calcext:value-type="string">
            <text:p>Поп</text:p>
          </table:table-cell>
          <table:table-cell office:value-type="string" calcext:value-type="string">
            <text:p>Английский</text:p>
          </table:table-cell>
          <table:table-cell office:value-type="float" office:value="2014" calcext:value-type="float">
            <text:p>2014</text:p>
          </table:table-cell>
          <table:table-cell office:value-type="string" calcext:value-type="string">
            <text:p>Party girls don't get hurt Can't feel anything, when will I learn I push it down, push it down I'm the one "for a good time call" Phone's blowin' up, they're ringin' my doorbell I feel the love, feel the love 1,2,3, 1,2,3, drink 1,2,3, 1,2,3, drink 1,2,3, 1,2,3, drink Throw em back, till I lose count I'm gonna swing from the chandelier, from the chandelier I'm gonna live like tomorrow doesn't exist Like it doesn't exist I'm gonna fly like a bird through the night Feel my tears as they dry I'm gonna swing from the chandelier, from the chandelier And I'm holding on for dear life Won't look down, won't open my eyes Keep my glass full until morning light 'Cause I'm just holding on for tonight Help me, I'm holding on for dear life Won't look down, won't open my eyes Keep my glass full until morning light 'Cause I'm just holding on for tonight On for tonight Sun is up, I'm a mess Gotta get out now, gotta run from this Here comes the shame, here comes the shame 1,2,3, 1,2,3, drink 1,2,3, 1,2,3, drink 1,2,3, 1,2,3, drink Throw em back till I lose count I'm gonna swing from the chandelier, from the chandelier I'm gonna live like tomorrow doesn't exist Like it doesn't exist I'm gonna fly like a bird through the night Feel my tears as they dry I'm gonna swing from the chandelier, from the chandelier And I'm holding on for dear life Won't look down, won't open my eyes Keep my glass full until morning light 'Cause I'm just holding on for tonight Help me, I'm holding on for dear life Won't look down, won't open my eyes Keep my glass full until morning light 'Cause I'm just holding on for tonight On for tonight</text:p>
          </table:table-cell>
        </table:table-row>
        <table:table-row table:style-name="ro1">
          <table:table-cell office:value-type="float" office:value="30" calcext:value-type="float">
            <text:p>30</text:p>
          </table:table-cell>
          <table:table-cell office:value-type="string" calcext:value-type="string">
            <text:p>В зеркалах моей надежды</text:p>
          </table:table-cell>
          <table:table-cell office:value-type="string" calcext:value-type="string">
            <text:p>Distemper</text:p>
          </table:table-cell>
          <table:table-cell office:value-type="string" calcext:value-type="string">
            <text:p>Ска</text:p>
          </table:table-cell>
          <table:table-cell office:value-type="string" calcext:value-type="string">
            <text:p>Русский</text:p>
          </table:table-cell>
          <table:table-cell office:value-type="float" office:value="2004" calcext:value-type="float">
            <text:p>2004</text:p>
          </table:table-cell>
          <table:table-cell office:value-type="string" calcext:value-type="string">
            <text:p>Мне не нужно с неба звёзд Не нужно чьих то горьких слёз Поступков и грехов Я хочу спокойно жить По настоящему любить Не видеть страшных снов На асфальте В отраженье После ливня На мгновенье Я дотронусь до звезды И без сомненья Всё пойму без слов В мире лишь добро и зло И всем нам очень повезло Что выбор ещё есть Всё зависит от тебя, Но вновь сомненья теребят Соблазнов ведь не счесть Выбирай же Поскорее Всё что ближе И роднее Пока всех нас по инерции не съели Грязь, война и месть В зеркалах моей надежды Всё останется как прежде … Каждому из нас Порой приходится не раз Бояться делать новый шаг Хочется и колется Душа в сомненьях борется Ведь маленький пустяк Изменяет Наши судьбы Кто же знает Как вернуть бы Не испорченные ненавистью будни Не разжать кулак Чтоб не облажаться Иногда придётся драться В голове с самим собой Хитрая природа Есть у каждого свобода, Но у всех своя порой Вряд ли будет Всё как раньше С каждым шагом Мы всё дальше Отличаю чаще истину от фальши Жаль что не с тобой В зеркалах моей надежды Всё останется как прежде … Времена меняются И звёзды покупаются По сниженной цене В жизни всё случается, Но знай что отражается Добро и зло вдвойне Что приходит То уходит Кто теряет Кто находит, Но хоть что-то происходит Я и рад вполне Даже если всё не так Всегда в запасе новый шаг Есть тысячи дорог Лишь почаще смейся И на лучшее надейся Это главный в жизни урок Ведь убийцы Удовольствий Так и рады Прийти в гости Не забудь захлопнуть двери И закрыть замок В зеркалах моей надежды Всё останется как прежде …</text:p>
          </table:table-cell>
        </table:table-row>
        <table:table-row table:style-name="ro1">
          <table:table-cell office:value-type="float" office:value="31" calcext:value-type="float">
            <text:p>31</text:p>
          </table:table-cell>
          <table:table-cell office:value-type="string" calcext:value-type="string">
            <text:p>Blinding Lights</text:p>
          </table:table-cell>
          <table:table-cell office:value-type="string" calcext:value-type="string">
            <text:p>The Weeknd</text:p>
          </table:table-cell>
          <table:table-cell office:value-type="string" calcext:value-type="string">
            <text:p>R&amp;B</text:p>
          </table:table-cell>
          <table:table-cell office:value-type="string" calcext:value-type="string">
            <text:p>Английский</text:p>
          </table:table-cell>
          <table:table-cell office:value-type="float" office:value="2020" calcext:value-type="float">
            <text:p>2020</text:p>
          </table:table-cell>
          <table:table-cell office:value-type="string" calcext:value-type="string">
            <text:p>I’ve been tryna call, I’ve been on my own for long enough Maybe you can show me how to love, maybe I’m going through withdrawals You don’t even have to do too much You can turn me on with just a touch, baby I look around and Sin city’s cold and empty (uh) No one’s around to judge me (uh) I can’t see clearly when you’re go-o-one I said, "Ooh, I'm blinded by the lights" No I can’t sleep until I feel your touch I said, "Ooh, I'm drowning in the night" Oh, when I’m like this, you’re the one I trust (hey, hey, hey) I’m running out of time ‘Cause I can see the sun light up the sky So I hit the road in overdrive, baby Oh the city’s cold and empty No one’s around to judge me I can’t see clearly when you’re go-o-one I said, "Ooh, I'm blinded by the lights" No I can’t sleep until I feel your touch I said, "Ooh, I'm drowning in the night" Oh, when I’m like this, you’re the one I trust I just want the night to let you know (night to let you know) I can never say it on the phone (say it on the phone) I’ll never let you go this time I said, "Ooh, I'm blinded by the lights" No I can’t sleep until I feel your touch Hey, hey, hey Hey, hey, hey I said, "Ooh, I'm blinded by the lights" No I can’t sleep until I feel your touch</text:p>
          </table:table-cell>
        </table:table-row>
        <table:table-row table:style-name="ro1">
          <table:table-cell office:value-type="float" office:value="32" calcext:value-type="float">
            <text:p>32</text:p>
          </table:table-cell>
          <table:table-cell office:value-type="string" calcext:value-type="string">
            <text:p>You’re My Heart, You’re My Soul</text:p>
          </table:table-cell>
          <table:table-cell office:value-type="string" calcext:value-type="string">
            <text:p>Modern Talking</text:p>
          </table:table-cell>
          <table:table-cell office:value-type="string" calcext:value-type="string">
            <text:p>Эстрада</text:p>
          </table:table-cell>
          <table:table-cell office:value-type="string" calcext:value-type="string">
            <text:p>Английский</text:p>
          </table:table-cell>
          <table:table-cell office:value-type="float" office:value="1984" calcext:value-type="float">
            <text:p>1984</text:p>
          </table:table-cell>
          <table:table-cell office:value-type="string" calcext:value-type="string">
            <text:p>Deep in my heart - there's a fire - a burning heart Deep in my heart - there's desire - for a start I'm dying in emotion It's my world in fantasy I'm living in my, living in my dreams You're my heart, you're my soul I'll keep it shining everywhere I go You're my heart, you're my soul I'll be holding you forever Stay with you together You’re my heart, you're my soul Yeah, I'm feeling that our love will grow You're my heart, you're my soul That's the only thing I really know Let's close this door and believe my burning heart Feeling alright come on open up your heart Keep the candles burning Let your body melt in mine I'm living in my, living in my dreams You're my heart, you're my soul I'll keep it shining everywhere I go You're my heart, you're my soul I'll be holding you forever Stay with you together You’re my heart, you're my soul Yeah, I'm feeling that our love will grow You're my heart, you're my soul That's the only thing I really know You're my heart, you're my soul Yeah I'm feeling that our love will grow You're my heart, you're my soul That's the only thing I really know You're my soul, heart, you're my soul, yeah Soul that's the only thing I really know You’re my heart, you're my soul Yeah, I'm feeling that our love will grow You're my heart, you're my soul That's the only thing I really know</text:p>
          </table:table-cell>
        </table:table-row>
        <table:table-row table:style-name="ro1">
          <table:table-cell office:value-type="float" office:value="33" calcext:value-type="float">
            <text:p>33</text:p>
          </table:table-cell>
          <table:table-cell office:value-type="string" calcext:value-type="string">
            <text:p>I Was Made For Lovin’ You</text:p>
          </table:table-cell>
          <table:table-cell office:value-type="string" calcext:value-type="string">
            <text:p>Kiss</text:p>
          </table:table-cell>
          <table:table-cell office:value-type="string" calcext:value-type="string">
            <text:p>Хард-рок</text:p>
          </table:table-cell>
          <table:table-cell office:value-type="string" calcext:value-type="string">
            <text:p>Английский</text:p>
          </table:table-cell>
          <table:table-cell office:value-type="float" office:value="1979" calcext:value-type="float">
            <text:p>1979</text:p>
          </table:table-cell>
          <table:table-cell office:value-type="string" calcext:value-type="string">
            <text:p>Do, do, do, do, do, do, do, do, do Do, do, do, do, do, do, do Do, do, do, do, do, do, do, do, do Do, do, do, do, do, do, do Tonight I wanna give it all to you In the darkness There's so much I wanna do And tonight I wanna lay it at your feet 'Cause girl, I was made for you And girl, you were made for me I was made for lovin' you baby You were made for lovin' me And I can't get enough of you baby Can you get enough of me Tonight I wanna see it in your eyes Feel the magic There's something that drives me wild And tonight we're gonna make it all come true 'Cause girl, you were made for me And girl I was made for you I was made for lovin' you baby You were made for lovin' me And I can't get enough of you baby Can you get enough of me I was made for lovin' you baby You were made for lovin' me And I can give it all to you baby Can you give it all to me Oh, can't get enough, oh, oh I can't get enough, oh, oh I can't get enough Yeah, ha Do, do, do, do, do, do, do, do, do Do, do, do, do, do, do, do Do, do, do, do, do, do, do, do, do Do, do, do, do, do, do, do I was made for lovin' you baby You were made for lovin' me And I can't get enough of you baby Can you get enough of me Oh, I was made, you were made I can't get enough No, I can't get enough I was made for lovin' you baby You were made for lovin' me And I can't get enough of you baby Can you get enough of me I was made for lovin' you baby You were made for lovin' me</text:p>
          </table:table-cell>
        </table:table-row>
        <table:table-row table:style-name="ro1">
          <table:table-cell office:value-type="float" office:value="34" calcext:value-type="float">
            <text:p>34</text:p>
          </table:table-cell>
          <table:table-cell office:value-type="string" calcext:value-type="string">
            <text:p>Geronimo’s Cadillac</text:p>
          </table:table-cell>
          <table:table-cell office:value-type="string" calcext:value-type="string">
            <text:p>Modern Talking</text:p>
          </table:table-cell>
          <table:table-cell office:value-type="string" calcext:value-type="string">
            <text:p>Эстрада</text:p>
          </table:table-cell>
          <table:table-cell office:value-type="string" calcext:value-type="string">
            <text:p>Английский</text:p>
          </table:table-cell>
          <table:table-cell office:value-type="float" office:value="1986" calcext:value-type="float">
            <text:p>1986</text:p>
          </table:table-cell>
          <table:table-cell office:value-type="string" calcext:value-type="string">
            <text:p>I wanna share my dreams Wanna share with you On the wings of love, like dreamers do Touch your heart You're the queen of broken hearts Oh, we are daytime friends and nighttime fools Wanna play this game You break the rules Tears of love are frozen tears Geronimo's Cadillac is making all girls too mad Geronimo has a heart, oh, it's a drag Geronimo's Cadillac are making all girls too sad Geronimo has a heart, oh, it's a drag Geronimo's Cadillac It's tossing, oh, in your head It's tossing and turning It's burning, It makes you mad Geronimo's Cadillac oh, baby I'll hold you back It's tossing and turning It's burning, It makes you sad I'm looking through the eyes, the eyes of love Made a fool of me, can't get enough Touch my heart Boulevard of broken dreams Another time for love, other place to be Don't let him take your love, your love from me Tears of love are frozen tears Geronimo's Cadillac is making all girls too mad Geronimo has a heart, oh, it's a drag Geronimo's Cadillac are making all girls too sad Geronimo has a heart, oh, it's a drag Geronimo's Cadillac It's tossing, oh, in your head It's tossing and turning It's burning, It makes you mad Geronimo's Cadillac oh, baby I'll hold you back It's tossing and turning It's burning, It makes you sad Geronimo's Cadillac is making all girls too mad Geronimo has a heart, oh, it's a drag</text:p>
          </table:table-cell>
        </table:table-row>
        <table:table-row table:style-name="ro1">
          <table:table-cell office:value-type="float" office:value="35" calcext:value-type="float">
            <text:p>35</text:p>
          </table:table-cell>
          <table:table-cell office:value-type="string" calcext:value-type="string">
            <text:p>Unstoppable</text:p>
          </table:table-cell>
          <table:table-cell office:value-type="string" calcext:value-type="string">
            <text:p>Sia</text:p>
          </table:table-cell>
          <table:table-cell office:value-type="string" calcext:value-type="string">
            <text:p>Поп</text:p>
          </table:table-cell>
          <table:table-cell office:value-type="string" calcext:value-type="string">
            <text:p>Английский</text:p>
          </table:table-cell>
          <table:table-cell office:value-type="float" office:value="2016" calcext:value-type="float">
            <text:p>2016</text:p>
          </table:table-cell>
          <table:table-cell office:value-type="string" calcext:value-type="string">
            <text:p>All smiles, I know what it takes to fool this town I'll do it 'til the sun goes down And all through the night time, oh yeah Oh yeah, I'll tell you what you wanna hear Leave my sunglasses on while I shed a tear It's never the right time, yeah I put my armor on Show you how strong I am I put my armor on I'll show you that I am I'm unstoppable I'm a Porsche with no brakes I'm invincible Yeah, I win every single game I'm so powerful I don't need batteries to play I'm so confident, Yeah, I'm unstoppable today Unstoppable today, unstoppable today Unstoppable today, I'm unstoppable today Break down, only alone I will cry on out You’ll never see what’s hiding out Hiding out deep down, yeah I know, I’ve heard that to let your feelings show Is the only way to make friendships grow But I’m too afraid now, yeah I put my armor on Show you how strong I am I put my armor on I'll show you that I am I'm unstoppable I'm a Porsche with no brakes I'm invincible Yeah, I win every single game I'm so powerful I don't need batteries to play I'm so confident Yeah, I'm unstoppable today Unstoppable today, unstoppable today Unstoppable today, I'm unstoppable today Unstoppable today, unstoppable today Unstoppable today, I'm unstoppable today I put my armor on Show you how strong I am I put my armor on I'll show you that I am I'm unstoppable I'm a Porsche with no brakes I'm invincible Yeah, I win every single game I'm so powerful I don't need batteries to play I'm so confident Yeah, I'm unstoppable today Unstoppable today, unstoppable today Unstoppable today, I'm unstoppable today Unstoppable today, unstoppable today Unstoppable today, I'm unstoppable today</text:p>
          </table:table-cell>
        </table:table-row>
        <table:table-row table:style-name="ro1">
          <table:table-cell office:value-type="float" office:value="36" calcext:value-type="float">
            <text:p>36</text:p>
          </table:table-cell>
          <table:table-cell office:value-type="string" calcext:value-type="string">
            <text:p>With a Little Love</text:p>
          </table:table-cell>
          <table:table-cell office:value-type="string" calcext:value-type="string">
            <text:p>Modern Talking</text:p>
          </table:table-cell>
          <table:table-cell office:value-type="string" calcext:value-type="string">
            <text:p>Эстрада</text:p>
          </table:table-cell>
          <table:table-cell office:value-type="string" calcext:value-type="string">
            <text:p>Английский</text:p>
          </table:table-cell>
          <table:table-cell office:value-type="float" office:value="1985" calcext:value-type="float">
            <text:p>1985</text:p>
          </table:table-cell>
          <table:table-cell office:value-type="string" calcext:value-type="string">
            <text:p>They said: Oh, yeah it’s a tough world you are restless and you are young I said: Oh girl, it’s a good world and your time will come, your time will come They said: You came from the wrong side he’s a page from the end oft the book. I said: You came from the right side Took me just one look then you understood. With a little love you would survive with a lille love you will get by do what you want! Go your own way cause it’s your life. With a little love you make a start yeah, like lovers break each others heart do what you want go your own way 'cause it’s your live They said: No future forget it. He came from the wrong side of town. I said: don’t listen! Don’t let it let it bring you down make you wear a frown They said: O let him down easy Life that the hearts you have won. I said: this live is for living Like the morning sun, it has just begun. With a little love you would survive with a lille love you will get by do what you want! Go your own way cause it’s your life. With a little love you make a start yeah, like lovers break each others heart do what you want go your own way 'cause it’s your live</text:p>
          </table:table-cell>
        </table:table-row>
        <table:table-row table:style-name="ro1">
          <table:table-cell office:value-type="float" office:value="37" calcext:value-type="float">
            <text:p>37</text:p>
          </table:table-cell>
          <table:table-cell office:value-type="string" calcext:value-type="string">
            <text:p>Hysteria</text:p>
          </table:table-cell>
          <table:table-cell office:value-type="string" calcext:value-type="string">
            <text:p>Def Leppard</text:p>
          </table:table-cell>
          <table:table-cell office:value-type="string" calcext:value-type="string">
            <text:p>Хард-рок</text:p>
          </table:table-cell>
          <table:table-cell office:value-type="string" calcext:value-type="string">
            <text:p>Английский</text:p>
          </table:table-cell>
          <table:table-cell office:value-type="float" office:value="1987" calcext:value-type="float">
            <text:p>1987</text:p>
          </table:table-cell>
          <table:table-cell office:value-type="string" calcext:value-type="string">
            <text:p>Out of touch, out of reach, yeah You could try to get closer to me I’m in love, I’m in deep, yeah Hypnotized, I’m shaking to my knees I got to know tonight If you’re alone tonight Can’t stop this feeling Can’t stop this fire Oh, I get hysterical, hysteria, oh, can you feel it, do you believe it? It’s such a magical mysteria When you get that feeling better start believing Because it’s a miracle, oh, say you will, ooh babe Hysteria when you’re near Out of me, into you, yeah You can hide, it’s just a one way street Oh, I believe I’m in you, yeah Open wide that’s right, dream me off my feet Oh, believe in me I got to know tonight If you’re alone tonight Can’t stop this feeling Can’t stop this fire Oh, I get hysterical, hysteria, oh, can you feel it, do you believe it? It’s such a magical mysteria When you get that feeling better start believing Because it’s a miracle, oh, say you will, ooh babe Hysteria when you’re near I got to know tonight If you’re alone tonight Can’t stop this feeling Can’t stop this fire Oh, I get hysterical, hysteria, oh, can you feel it, do you believe it? It’s such a magical mysteria When you get that feeling better start believing Because it’s a miracle, oh, say you will, ooh babe Hysteria when you’re near I get hysterical, hysteria When you get that feeling, you’d better believe it Better start believing, because it’s a miracle Oh, say you will, oh babe, say you will Get closer to me, get closer baby Baby, closer, get closer, closer to me</text:p>
          </table:table-cell>
        </table:table-row>
        <table:table-row table:style-name="ro1">
          <table:table-cell office:value-type="float" office:value="38" calcext:value-type="float">
            <text:p>38</text:p>
          </table:table-cell>
          <table:table-cell office:value-type="string" calcext:value-type="string">
            <text:p>It’s My Life</text:p>
          </table:table-cell>
          <table:table-cell office:value-type="string" calcext:value-type="string">
            <text:p>Bon Jovi</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2000" calcext:value-type="float">
            <text:p>2000</text:p>
          </table:table-cell>
          <table:table-cell office:value-type="string" calcext:value-type="string">
            <text:p>This ain't a song for the broken-hearted No silent prayer for the faith-departed I ain't gonna be just a face in the crowd You're gonna hear my voice When I shout it out loud It's my life It's now or never I ain't gonna live forever I just want to live while I'm alive (It's my life) My heart is like an open highway Like Frankie said, "I did it my way." I just wanna live while I'm alive It's my life This is for the ones who stood their ground For Tommy and Gina who never backed down Tomorrow's getting harder make no mistake Luck ain't even lucky Got to make your own breaks It's my life And it's now or never I ain't gonna live forever I just want to live while I'm alive (It's my life) My heart is like an open highway Like Frankie said, "I did it my way." I just want to live while I'm alive 'Cause it's my life Better stand tall when they're calling you out Don't bend, don't break, baby, don't back down It's my life And it's now or never 'Cause I ain't gonna live forever I just want to live while I'm alive (It's my life) My heart is like an open highway Like Frankie said, "I did it my way." I just want to live while I'm alive It's my life And it's now or never 'Cause I ain't gonna live forever I just want to live while I'm alive (It's my life) My heart is like an open highway Like Frankie said, "I did it my way." I just want to live while I'm alive 'Cause it's my life!</text:p>
          </table:table-cell>
        </table:table-row>
        <table:table-row table:style-name="ro1">
          <table:table-cell office:value-type="float" office:value="39" calcext:value-type="float">
            <text:p>39</text:p>
          </table:table-cell>
          <table:table-cell office:value-type="string" calcext:value-type="string">
            <text:p>Dusk Till Dawn</text:p>
          </table:table-cell>
          <table:table-cell office:value-type="string" calcext:value-type="string">
            <text:p>Sia</text:p>
          </table:table-cell>
          <table:table-cell office:value-type="string" calcext:value-type="string">
            <text:p>Поп</text:p>
          </table:table-cell>
          <table:table-cell office:value-type="string" calcext:value-type="string">
            <text:p>Английский</text:p>
          </table:table-cell>
          <table:table-cell office:value-type="float" office:value="2017" calcext:value-type="float">
            <text:p>2017</text:p>
          </table:table-cell>
          <table:table-cell office:value-type="string" calcext:value-type="string">
            <text:p>Not tryna be indie Not tryna be cool Just tryna be in this Tell me, are you too? Can you feel where the wind is? Can you feel it through All of the windows Inside this room? 'Cause I wanna touch you baby And I wanna feel you too I wanna see the sunrise On your sins just me and you Light it up, on the run Let's make love tonight Make it up, fall in love, try But you'll never be alone I'll be with you from dusk till dawn I'll be with you from dusk till dawn Baby, I am right here I'll hold you when things go wrong I'll be with you from dusk till dawn I'll be with you from dusk till dawn Baby, I am right here I'll be with you from dusk till dawn Baby, I am right here We were shut like a jacket So do your zip We would roll down the rapids To find a wave that fits Can you feel where the wind is? Can you feel it through All of the windows Inside this room? 'Cause I wanna touch you baby And I wanna feel it too I wanna see the sunrise On your sins just me and you Light it up, on the run Let's make love tonight Make it up, fall in love, try But you'll never be alone I'll be with you from dusk till dawn I'll be with you from dusk till dawn Baby, I am right here I'll hold you when things go wrong I'll be with you from dusk till dawn I'll be with you from dusk till dawn Baby, I am right here I'll be with you from dusk till dawn Baby, I am right here Could give love to your body So, only you that can stop it Go, give love to your body So, only you that can stop it Go, give love to your body So, only you that can stop it Go, give love to your body Go, give love to your body But you'll never be alone I'll be with you from dusk till dawn I'll be with you from dusk till dawn Baby, I am right here I'll hold you when things go wrong I'll be with you from dusk till dawn I'll be with you from dusk till dawn Baby, I am right here I'll be with you from dusk till dawn Baby, I am right here I'll be with you from dusk till dawn Baby, I am right here</text:p>
          </table:table-cell>
        </table:table-row>
        <table:table-row table:style-name="ro1">
          <table:table-cell office:value-type="float" office:value="40" calcext:value-type="float">
            <text:p>40</text:p>
          </table:table-cell>
          <table:table-cell office:value-type="string" calcext:value-type="string">
            <text:p>Aerials</text:p>
          </table:table-cell>
          <table:table-cell office:value-type="string" calcext:value-type="string">
            <text:p>System of A Down</text:p>
          </table:table-cell>
          <table:table-cell office:value-type="string" calcext:value-type="string">
            <text:p>Альтернатива</text:p>
          </table:table-cell>
          <table:table-cell office:value-type="string" calcext:value-type="string">
            <text:p>Английский</text:p>
          </table:table-cell>
          <table:table-cell office:value-type="float" office:value="2002" calcext:value-type="float">
            <text:p>2002</text:p>
          </table:table-cell>
          <table:table-cell office:value-type="string" calcext:value-type="string">
            <text:p>Life is a waterfall We're one in the river And one again after the fall Swimming through the void We hear the word We lose ourselves But we find it all.... Cause we are the ones that want to play Always want to go But you never want to stay And we are the ones that want to choose Always want to play But you never want to lose Aerials, in the sky When you lose small mind You free your life Life is a waterfall We drink from the river Then we turn around and put up our walls Swimming through the void We hear the word We lose ourselves But we find it all... Cause we are the ones that want to play Always want to go But you never want to stay And we are the ones that want to choose Always want to play But you never want to lose Aerials, in the sky When you lose small mind You free your life Aerials, so up high When you free your eyes eternal prize Aerials, in the sky When you lose small mind You free your life Aerials, so up high When you free your eyes eternal prize</text:p>
          </table:table-cell>
        </table:table-row>
        <table:table-row table:style-name="ro1">
          <table:table-cell office:value-type="float" office:value="41" calcext:value-type="float">
            <text:p>41</text:p>
          </table:table-cell>
          <table:table-cell office:value-type="string" calcext:value-type="string">
            <text:p>In The Shadows</text:p>
          </table:table-cell>
          <table:table-cell office:value-type="string" calcext:value-type="string">
            <text:p>The Rasmus</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2003" calcext:value-type="float">
            <text:p>2003</text:p>
          </table:table-cell>
          <table:table-cell office:value-type="string" calcext:value-type="string">
            <text:p>(O-oh o-oh, o-oh o-oh) (O-oh o-oh, o-oh o-oh) No sleep, No sleep until I'm done with finding the answer Won't stop, Won't stop before I find the cure for this cancer Sometimes, I feel like going down and so disconnected Somehow, I know that I am haunted to be wanted I've been watching, I've been waiting In the shadows for my time I've been searching, I've been living For tomorrows all my life (O-oh o-oh, o-oh o-oh) In the shadows They say, that I must learn to kill before I can feel safe But I, I'd rather kill myself than turn into their slave Sometimes, I feel that I should go and play with the thunder Somehow, I just don't wanna stay and wait for a wonder I've been watching, I've been waiting In the shadows for my time I've been searching, I've been living For tomorrows all my life Lately, I've been walking, walking in circles Watching, waiting for something Feel me, touch me, heal me Come take me higher I've been watching, I've been waiting In the shadows for my time I've been searching, I've been living For tomorrows all my life I've been watching I've been waiting I've been searching I've been living for tomorrows (O-oh o-oh, o-oh o-oh) In the shadows I've been waiting.....</text:p>
          </table:table-cell>
        </table:table-row>
        <table:table-row table:style-name="ro1">
          <table:table-cell office:value-type="float" office:value="42" calcext:value-type="float">
            <text:p>42</text:p>
          </table:table-cell>
          <table:table-cell office:value-type="string" calcext:value-type="string">
            <text:p>Listen To Your Heart</text:p>
          </table:table-cell>
          <table:table-cell office:value-type="string" calcext:value-type="string">
            <text:p>Roxette</text:p>
          </table:table-cell>
          <table:table-cell office:value-type="string" calcext:value-type="string">
            <text:p>Поп</text:p>
          </table:table-cell>
          <table:table-cell office:value-type="string" calcext:value-type="string">
            <text:p>Английский</text:p>
          </table:table-cell>
          <table:table-cell office:value-type="float" office:value="1989" calcext:value-type="float">
            <text:p>1989</text:p>
          </table:table-cell>
          <table:table-cell office:value-type="string" calcext:value-type="string">
            <text:p>I know there's something in the wake of your smile. I get a notion from the look in your eyes, yea. You've built a love but that love falls apart. Your little piece of heaven turns too dark. Listen to your heart When he's calling for you. Listen to your heart There's nothing else you can do. I don't know where you're going And I don't know why, But listen to your heart Before you tell him goodbye. Sometimes you wonder if this fight is worthwhile. The precious moments are all lost in the tide, yea. They're swept away and nothing is what it seems, The feeling of belonging to your dreams. Listen to your heart When he's calling for you. Listen to your heart There's nothing else you can do. I don't know where you're going And I don't know why, But listen to your heart Before you tell him goodbye. And there are voices That want to be heard. So much to mention But you can't find the words. The scent of magic, The beauty that's been When love was wilder than the wind. Listen to your heart Take a listen When he's calling for you Listen to your heart Take a listen There's nothing else you can do. I don't know where you're going And I don't know why, But listen to your heart Before Listen to your heart Take a listen When he's calling for you Listen to your heart Take a listen There's nothing else you can do. I don't know where you're going And I don't know why, But listen to your heart Before you tell him goodbye. Listen to your heart Take a listen to your heart Take a listen to your heart Take a listen to your heart</text:p>
          </table:table-cell>
        </table:table-row>
        <table:table-row table:style-name="ro1">
          <table:table-cell office:value-type="float" office:value="43" calcext:value-type="float">
            <text:p>43</text:p>
          </table:table-cell>
          <table:table-cell office:value-type="string" calcext:value-type="string">
            <text:p>Take on Me</text:p>
          </table:table-cell>
          <table:table-cell office:value-type="string" calcext:value-type="string">
            <text:p>A-ha</text:p>
          </table:table-cell>
          <table:table-cell office:value-type="string" calcext:value-type="string">
            <text:p>Поп</text:p>
          </table:table-cell>
          <table:table-cell office:value-type="string" calcext:value-type="string">
            <text:p>Английский</text:p>
          </table:table-cell>
          <table:table-cell office:value-type="float" office:value="1985" calcext:value-type="float">
            <text:p>1985</text:p>
          </table:table-cell>
          <table:table-cell office:value-type="string" calcext:value-type="string">
            <text:p>We’re talking away I don’t know what I’m to say I’ll say it anyway Today’s another day to find you Shying away I’ll be coming for your love, OK? Take on me (take on me) Take me on (take on me) I'll be gone In a day or two So needless to say Of odds and ends But I'll be stumbling away Slowly learning that life is ok Say after me It's no better to be safe than sorry Take on me (take on me) Take me on (take on me) I'll be gone In a day or two Oh, things that you say Is it a life or just to play my worries away You're all the things I've got to remember You're shying away I'll be coming for you anyway Take on me (take on me) Take me on (take on me) I'll be gone In a day or two Take on me (take on me) Take me on (take on me) I'll be gone In a day or two</text:p>
          </table:table-cell>
        </table:table-row>
        <table:table-row table:style-name="ro1">
          <table:table-cell office:value-type="float" office:value="44" calcext:value-type="float">
            <text:p>44</text:p>
          </table:table-cell>
          <table:table-cell office:value-type="string" calcext:value-type="string">
            <text:p>Smoke On The Water</text:p>
          </table:table-cell>
          <table:table-cell office:value-type="string" calcext:value-type="string">
            <text:p>Deep Purple</text:p>
          </table:table-cell>
          <table:table-cell office:value-type="string" calcext:value-type="string">
            <text:p>Хард-рок</text:p>
          </table:table-cell>
          <table:table-cell office:value-type="string" calcext:value-type="string">
            <text:p>Английский</text:p>
          </table:table-cell>
          <table:table-cell office:value-type="float" office:value="1972" calcext:value-type="float">
            <text:p>1972</text:p>
          </table:table-cell>
          <table:table-cell office:value-type="string" calcext:value-type="string">
            <text:p>We all came out to Montreux On the Lake Geneva shoreline To make records with mobile We didn't have much time Frank Zappa and The Mothers Were at the best place around But some stupid with flare gun Burned the place to the ground Smoke on the water And fire in the sky Smoke on the water They burned down the gambling house It died with an awful sound Funky Cloude was running in and out Pulling kids out the ground When it all was over We had to find another place But Swiss time was running out It seemed that we would lose the race Smoke on the water And fire in the sky Smoke on the water We ended up in the Grand Hotel It was empty cold and bare But with Rolling truck Stones staying just outside Making our music there With a few red lights And a few old beds We make the place to sweet No matter what we get out of this I know we'll never forget Smoke on the water And fire in the sky Smoke on the water</text:p>
          </table:table-cell>
        </table:table-row>
        <table:table-row table:style-name="ro1">
          <table:table-cell office:value-type="float" office:value="45" calcext:value-type="float">
            <text:p>45</text:p>
          </table:table-cell>
          <table:table-cell office:value-type="string" calcext:value-type="string">
            <text:p>Незабудка</text:p>
          </table:table-cell>
          <table:table-cell office:value-type="string" calcext:value-type="string">
            <text:p>Тима Белорусских</text:p>
          </table:table-cell>
          <table:table-cell office:value-type="string" calcext:value-type="string">
            <text:p>Русская поп-музыка</text:p>
          </table:table-cell>
          <table:table-cell office:value-type="string" calcext:value-type="string">
            <text:p>Русский</text:p>
          </table:table-cell>
          <table:table-cell office:value-type="float" office:value="2018" calcext:value-type="float">
            <text:p>2018</text:p>
          </table:table-cell>
          <table:table-cell office:value-type="string" calcext:value-type="string">
            <text:p>Ты далеко, но как за моим окном, И я рад тебе, хоть и вижу мельком, Но кидаешь в игнор, когда я не молчу, Говорю, у-у-у Незабудка — твой любимый цветок. Воздушный поцелуй станет самым горьким. Ты любишь говорить, что я тебя не люблю, Что любить могут одни девчонки. Незабудка — твой любимый цветок. Воздушный поцелуй станет самым горьким. Ты любишь говорить, что я тебя не люблю, Что любить могут одни девчонки. Незабудка — твой любимый цветок. Воздушный поцелуй станет самым горьким. Ты любишь говорить, что я тебя не люблю, Что любить могут одни девчонки. Незабудка — твой любимый цветок. Воздушный поцелуй станет самым горьким. Ты любишь говорить, что я тебя не люблю (У-у-у...) Я в дороге к тебе с букетом в руках Еду зайцем, прямиком к твоему сердцу. Уже неважно где, меня не гложет страх, Тебе от меня никуда не деться. Все могло закончиться здесь, не начавшись, Но мы бы с тобой не узнали, кому мы нужны. И этот день я помню, будто бы вчерашний, Потому что с того дня мы — не мы. Я много куда опоздал, без обид, Но ведь отныне я стараюсь все успевать в срок. Возможно, мало делал для нашей любви, Но до конца жизни помню: незабудка — твой цветок. Незабудка — твой любимый цветок. Воздушный поцелуй станет самым горьким. Ты любишь говорить, что я тебя не люблю, Что любить могут одни девчонки. Незабудка — твой любимый цветок. Воздушный поцелуй станет самым горьким. Ты любишь говорить, что я тебя не люблю, Что любить могут одни девчонки. Незабудка — твой любимый цветок. Воздушный поцелуй станет самым горьким. Ты любишь говорить, что я тебя не люблю, Что любить могут одни девчонки. Незабудка — твой любимый цветок. Воздушный поцелуй станет самым горьким. Ты любишь говорить, что я тебя не люблю.</text:p>
          </table:table-cell>
        </table:table-row>
        <table:table-row table:style-name="ro1">
          <table:table-cell office:value-type="float" office:value="46" calcext:value-type="float">
            <text:p>46</text:p>
          </table:table-cell>
          <table:table-cell office:value-type="string" calcext:value-type="string">
            <text:p>This Is The Life</text:p>
          </table:table-cell>
          <table:table-cell office:value-type="string" calcext:value-type="string">
            <text:p>Amy Macdonald</text:p>
          </table:table-cell>
          <table:table-cell office:value-type="string" calcext:value-type="string">
            <text:p>Поп</text:p>
          </table:table-cell>
          <table:table-cell office:value-type="string" calcext:value-type="string">
            <text:p>Английский</text:p>
          </table:table-cell>
          <table:table-cell office:value-type="float" office:value="2008" calcext:value-type="float">
            <text:p>2008</text:p>
          </table:table-cell>
          <table:table-cell office:value-type="string" calcext:value-type="string">
            <text:p>Oh the wind whistles down The cold dark street tonight And the people they were dancing to the music vibe And the boys chase the girls with the curls in their hair While the shy tormented youth sit way over there And the songs they get louder Each one better than before And you're singing the songs Thinking this is the life And you wake up in the morning and your head feels twice the size Where you gonna go? Where you gonna go? Where you gonna sleep tonight? And you're singing the songs Thinking this is the life And you wake up in the morning and your head feels twice the size Where you gonna go? Where you gonna go? Where you gonna sleep tonight? Where you gonna sleep tonight? So you're heading down the road in your taxi for four And you're waiting outside Jimmy's front door But nobody's in and nobody's home 'til four So you're sitting there with nothing to do Talking about Robert Riger and his motley crew And where you're gonna go And where you're gonna sleep tonight And you're singing the songs Thinking this is the life And you wake up in the morning and your head feels twice the size Where you gonna go? Where you gonna go? Where you gonna sleep tonight? And you're singing the songs Thinking this is the life And you wake up in the morning and your head feels twice the size Where you gonna go? Where you gonna go? Where you gonna sleep tonight? Where you gonna sleep tonight? And you're singing the songs Thinking this is the life And you wake up in the morning and your head feels twice the size Where you gonna go? Where you gonna go? Where you gonna sleep tonight? And you're singing the songs Thinking this is the life And you wake up in the morning and your head feels twice the size Where you gonna go? Where you gonna go? Where you gonna sleep tonight? And you're singing the songs Thinking this is the life And you wake up in the morning and your head feels twice the size Where you gonna go? Where you gonna go? Where you gonna sleep tonight? And you're singing the songs Thinking this is the life And you wake up in the morning and your head feels twice the size Where you gonna go? Where you gonna go? Where you gonna sleep tonight? Where you gonna sleep tonight?</text:p>
          </table:table-cell>
        </table:table-row>
        <table:table-row table:style-name="ro1">
          <table:table-cell office:value-type="float" office:value="47" calcext:value-type="float">
            <text:p>47</text:p>
          </table:table-cell>
          <table:table-cell office:value-type="string" calcext:value-type="string">
            <text:p>Bad Guy</text:p>
          </table:table-cell>
          <table:table-cell office:value-type="string" calcext:value-type="string">
            <text:p>The Cog Is Dead</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2020" calcext:value-type="float">
            <text:p>2020</text:p>
          </table:table-cell>
          <table:table-cell office:value-type="string" calcext:value-type="string">
            <text:p>Black Hat. Black suit. My shady clothes. Mustache Twirled tight beneath my nose Creepin' I lurk in the shadows Cause I'm a criminal. Boo! Hiss! At me when I'm around that miss I'll take without a sound my lair is hidden underground My scheme? The pinnacle! So you're a good guy help out if you could guy not misunderstood guy doing as you should guy I'm that bad type Tie her to the tracks type might just use an axe type keep my mustache waxed type I'm the bad guy! BOO! I'm the bad guy! I'd like the world in my control you say I'm diabolical That's me! I've got to play the role so one-dimensional Kidnap the damsel in distress but she won't wear the wedding dress so I'll just tie her up, I guess leaving a ransom note So you're a coarse guy swoop in on a horse guy rescuing with force guy take the hero's course guy photo The Cog Is Dead The Cog Is Dead The Cog Is Dead I'm that mean type out to get your green type try to hog the scene type comically obscene type I'm the bad guy! GO! I'm the bad guy! HA! Haha haha haha haha I'm only good at being bad! Bad! I like when you get mad it does my old heart glad now and then but wait, what's that? The antidote's under your hat?! Well, you may have stopped this crime but I'll get you next time! DRAT! Foiled again!! I'm the bad guy! I'm the bad guy! I'm the bad guy! Come on! You know who I am! I'm the bad guy! </text:p>
          </table:table-cell>
        </table:table-row>
        <table:table-row table:style-name="ro1">
          <table:table-cell office:value-type="float" office:value="48" calcext:value-type="float">
            <text:p>48</text:p>
          </table:table-cell>
          <table:table-cell office:value-type="string" calcext:value-type="string">
            <text:p>Carrie</text:p>
          </table:table-cell>
          <table:table-cell office:value-type="string" calcext:value-type="string">
            <text:p>Europe</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1987" calcext:value-type="float">
            <text:p>1987</text:p>
          </table:table-cell>
          <table:table-cell office:value-type="string" calcext:value-type="string">
            <text:p>When lights go down I see no reason For you to cry We’ve been through this before In every time In every season God knows I’ve tried So please don’t ask for more Can’t you see it in my eyes? That this might be our last goodbye Carrie, Carrie Things they change, my friend, whoa Carrie, Carrie Maybe we’ll meet again Somewhere again I read your mind With no intentions Of being unkind I wish I could explain It all takes time A whole lot of patience If it’s a crime How come I feel no pain? Can’t you see it in my eyes? That this might be our last goodbye (Oh, oh, oh) Carrie, Carrie Oh, things they change, my friend, whoa Carrie, Carrie Maybe we’ll meet again Oh, can’t you see it in my eyes? That this might be our last goodbye, oh (Oh, oh, oh) Carrie, Carrie Oh, things they change Carrie, Carrie, Carrie Carrie, Carrie Maybe we’ll meet again Oh, somewhere again When lights go down</text:p>
          </table:table-cell>
        </table:table-row>
        <table:table-row table:style-name="ro1">
          <table:table-cell office:value-type="float" office:value="49" calcext:value-type="float">
            <text:p>49</text:p>
          </table:table-cell>
          <table:table-cell office:value-type="string" calcext:value-type="string">
            <text:p>Zombie</text:p>
          </table:table-cell>
          <table:table-cell office:value-type="string" calcext:value-type="string">
            <text:p>The Cranberries</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1994" calcext:value-type="float">
            <text:p>1994</text:p>
          </table:table-cell>
          <table:table-cell office:value-type="string" calcext:value-type="string">
            <text:p>Another head hangs lowly Child is slowly taken And the violence causes silence Who are we mistaken? But you see, it's not me, it's not my family In your head, in your head they are fighting With their tanks and their bombs And their bombs and their guns In your head, in your head, they are crying In your head, in your head Zombie, zombie, zombie What's in your head, in your head Zombie, zombie, zombie? Another mother's breakin' Heart is taking over When the violence 'causes silence We must be mistaken It's the same old theme since 1916 In your head, in your head they're still fighting With their tanks and their bombs And their bombs and their guns In your head, in your head they are dying In your head, in your head Zombie, zombie, zombie Hey, hey, hey What's in your head, in your head Zombie, zombie, zombie?</text:p>
          </table:table-cell>
        </table:table-row>
        <table:table-row table:style-name="ro1">
          <table:table-cell office:value-type="float" office:value="50" calcext:value-type="float">
            <text:p>50</text:p>
          </table:table-cell>
          <table:table-cell office:value-type="string" calcext:value-type="string">
            <text:p>Californication</text:p>
          </table:table-cell>
          <table:table-cell office:value-type="string" calcext:value-type="string">
            <text:p>Red Hot Chili Peppers</text:p>
          </table:table-cell>
          <table:table-cell office:value-type="string" calcext:value-type="string">
            <text:p>Иностранный рок</text:p>
          </table:table-cell>
          <table:table-cell office:value-type="string" calcext:value-type="string">
            <text:p>Английский</text:p>
          </table:table-cell>
          <table:table-cell office:value-type="float" office:value="1999" calcext:value-type="float">
            <text:p>1999</text:p>
          </table:table-cell>
          <table:table-cell office:value-type="string" calcext:value-type="string">
            <text:p>Psychic spies from China try to steal your mind's elation And little girls from Sweden dream of silver screen quotation And if you want these kind of dreams it's Californication It's the edge of the world and all of western civilization The sun may rise in the East at least it's settled in a final location It's understood that Hollywood sells Californication Pay your surgeon very well to break the spell of aging Celebrity skin is this your chin or is that war you're waging? Firstborn unicorn Hardcore soft porn Dream of Californication Dream of Californication Dream of Californication Dream of Californication Marry me girl, be my fairy to the world, be my very own constellation A teenage bride with a baby inside getting high on information And buy me a star on the boulevard, it's Californication Space may be the final frontier but it's made in a Hollywood basement And Cobain can you hear the spheres singing songs off Station To Station? And Alderaan's not far away, it's Californication Born and raised by those who praise, control of population Everybody's been there and I don't mean on vacation Firstborn unicorn Hardcore soft porn Dream of Californication Dream of Californication Dream of Californication Dream of Californication Destruction leads to a very rough road but it also breeds creation And earthquakes are to a girl's guitar, they're just another good vibration And tidal waves couldn't save the world from Californication Pay your surgeon very well to break the spell of aging Sicker than the rest, there is no test but this is what you're craving? Firstborn unicorn Hardcore soft porn Dream of Californication Dream of Californication Dream of Californication Dream of Californicat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ru" fo:country="RU"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7">00.00.0000</text:date>, <text:time>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Павел Олегович Сёмин</meta:initial-creator>
    <meta:creation-date>2020-12-17T13:31:48.168121348</meta:creation-date>
    <dc:date>2020-12-17T15:44:08.157628528</dc:date>
    <dc:creator>Павел Олегович Сёмин</dc:creator>
    <meta:editing-duration>PT50M53S</meta:editing-duration>
    <meta:editing-cycles>15</meta:editing-cycles>
    <meta:generator>LibreOffice/6.4.5.2$Linux_X86_64 LibreOffice_project/40$Build-2</meta:generator>
    <meta:document-statistic meta:table-count="1" meta:cell-count="354" meta:object-count="0"/>
  </office:meta>
</office:document-meta>
</file>